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465in" svg:y="29.289in">
            <draw:object draw:notify-on-update-of-ranges="Sheet1.A152:Sheet1.A152 Sheet1.A153:Sheet1.A162 Sheet1.B152:Sheet1.B152 Sheet1.B153:Sheet1.B162 Sheet1.C152:Sheet1.C152 Sheet1.C153:Sheet1.C162 Sheet1.D152:Sheet1.D152 Sheet1.D153:Sheet1.D162 Sheet1.E152:Sheet1.E152 Sheet1.E153:Sheet1.E162 Sheet1.F152:Sheet1.F152 Sheet1.F153:Sheet1.F162 Sheet1.G152:Sheet1.G152 Sheet1.G153:Sheet1.G162 Sheet1.H152:Sheet1.H152 Sheet1.H153:Sheet1.H162 Sheet1.I152:Sheet1.I152 Sheet1.I153:Sheet1.I162 Sheet1.J152:Sheet1.J152 Sheet1.J153:Sheet1.J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969in" svg:y="29.2051in">
            <draw:object draw:notify-on-update-of-ranges="Sheet1.A152:Sheet1.A152 Sheet1.A153:Sheet1.A162 Sheet1.C152:Sheet1.C152 Sheet1.C153:Sheet1.C162 Sheet1.D152:Sheet1.D152 Sheet1.D153:Sheet1.D162 Sheet1.F152:Sheet1.F152 Sheet1.F153:Sheet1.F162 Sheet1.G152:Sheet1.G152 Sheet1.G153:Sheet1.G162 Sheet1.I152:Sheet1.I152 Sheet1.I153:Sheet1.I162 Sheet1.J152:Sheet1.J152 Sheet1.J153:Sheet1.J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043in" svg:y="33.0642in">
            <draw:object draw:notify-on-update-of-ranges="Sheet1.A152:Sheet1.A152 Sheet1.A153:Sheet1.A162 Sheet1.C152:Sheet1.C152 Sheet1.C153:Sheet1.C162 Sheet1.F152:Sheet1.F152 Sheet1.F153:Sheet1.F162 Sheet1.I152:Sheet1.I152 Sheet1.I153:Sheet1.I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9291in" svg:y="32.9972in">
            <draw:object draw:notify-on-update-of-ranges="Sheet1.A152:Sheet1.A152 Sheet1.A153:Sheet1.A162 Sheet1.D152:Sheet1.D152 Sheet1.D153:Sheet1.D162 Sheet1.G152:Sheet1.G152 Sheet1.G153:Sheet1.G162 Sheet1.J152:Sheet1.J152 Sheet1.J153:Sheet1.J1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asketballPass__QP_32_nF_16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66731206482" calcext:value-type="float">
            <text:p>66731206482</text:p>
          </table:table-cell>
          <table:table-cell office:value-type="float" office:value="25155867996" calcext:value-type="float">
            <text:p>25155867996</text:p>
          </table:table-cell>
          <table:table-cell office:value-type="float" office:value="15923788362" calcext:value-type="float">
            <text:p>15923788362</text:p>
          </table:table-cell>
          <table:table-cell office:value-type="float" office:value="1166638" calcext:value-type="float">
            <text:p>1166638</text:p>
          </table:table-cell>
          <table:table-cell office:value-type="float" office:value="302763158" calcext:value-type="float">
            <text:p>302763158</text:p>
          </table:table-cell>
          <table:table-cell office:value-type="float" office:value="90310079" calcext:value-type="float">
            <text:p>90310079</text:p>
          </table:table-cell>
          <table:table-cell office:value-type="float" office:value="8206" calcext:value-type="float">
            <text:p>8206</text:p>
          </table:table-cell>
          <table:table-cell office:value-type="float" office:value="14174" calcext:value-type="float">
            <text:p>14174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47870437786" calcext:value-type="float">
            <text:p>47870437786</text:p>
          </table:table-cell>
          <table:table-cell office:value-type="float" office:value="28088889932" calcext:value-type="float">
            <text:p>28088889932</text:p>
          </table:table-cell>
          <table:table-cell office:value-type="float" office:value="1886961296" calcext:value-type="float">
            <text:p>1886961296</text:p>
          </table:table-cell>
          <table:table-cell office:value-type="float" office:value="1379563" calcext:value-type="float">
            <text:p>1379563</text:p>
          </table:table-cell>
          <table:table-cell office:value-type="float" office:value="335102959" calcext:value-type="float">
            <text:p>335102959</text:p>
          </table:table-cell>
          <table:table-cell office:value-type="float" office:value="153009191" calcext:value-type="float">
            <text:p>153009191</text:p>
          </table:table-cell>
          <table:table-cell office:value-type="float" office:value="6755" calcext:value-type="float">
            <text:p>6755</text:p>
          </table:table-cell>
          <table:table-cell office:value-type="float" office:value="36685" calcext:value-type="float">
            <text:p>36685</text:p>
          </table:table-cell>
          <table:table-cell office:value-type="float" office:value="181495" calcext:value-type="float">
            <text:p>181495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24757587017" calcext:value-type="float">
            <text:p>24757587017</text:p>
          </table:table-cell>
          <table:table-cell office:value-type="float" office:value="13443691567" calcext:value-type="float">
            <text:p>13443691567</text:p>
          </table:table-cell>
          <table:table-cell office:value-type="float" office:value="1265090187" calcext:value-type="float">
            <text:p>1265090187</text:p>
          </table:table-cell>
          <table:table-cell office:value-type="float" office:value="3224718" calcext:value-type="float">
            <text:p>3224718</text:p>
          </table:table-cell>
          <table:table-cell office:value-type="float" office:value="122020413" calcext:value-type="float">
            <text:p>122020413</text:p>
          </table:table-cell>
          <table:table-cell office:value-type="float" office:value="111898575" calcext:value-type="float">
            <text:p>111898575</text:p>
          </table:table-cell>
          <table:table-cell office:value-type="float" office:value="10816" calcext:value-type="float">
            <text:p>10816</text:p>
          </table:table-cell>
          <table:table-cell office:value-type="float" office:value="709074" calcext:value-type="float">
            <text:p>709074</text:p>
          </table:table-cell>
          <table:table-cell office:value-type="float" office:value="146374" calcext:value-type="float">
            <text:p>146374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21863502069" calcext:value-type="float">
            <text:p>21863502069</text:p>
          </table:table-cell>
          <table:table-cell office:value-type="float" office:value="8219382851" calcext:value-type="float">
            <text:p>8219382851</text:p>
          </table:table-cell>
          <table:table-cell office:value-type="float" office:value="4874919858" calcext:value-type="float">
            <text:p>4874919858</text:p>
          </table:table-cell>
          <table:table-cell office:value-type="float" office:value="45612218" calcext:value-type="float">
            <text:p>45612218</text:p>
          </table:table-cell>
          <table:table-cell office:value-type="float" office:value="472519676" calcext:value-type="float">
            <text:p>472519676</text:p>
          </table:table-cell>
          <table:table-cell office:value-type="float" office:value="474747038" calcext:value-type="float">
            <text:p>474747038</text:p>
          </table:table-cell>
          <table:table-cell office:value-type="float" office:value="49441" calcext:value-type="float">
            <text:p>49441</text:p>
          </table:table-cell>
          <table:table-cell office:value-type="float" office:value="227445" calcext:value-type="float">
            <text:p>227445</text:p>
          </table:table-cell>
          <table:table-cell office:value-type="float" office:value="200375" calcext:value-type="float">
            <text:p>200375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11828188026" calcext:value-type="float">
            <text:p>11828188026</text:p>
          </table:table-cell>
          <table:table-cell office:value-type="float" office:value="3197734084" calcext:value-type="float">
            <text:p>3197734084</text:p>
          </table:table-cell>
          <table:table-cell office:value-type="float" office:value="206907010" calcext:value-type="float">
            <text:p>206907010</text:p>
          </table:table-cell>
          <table:table-cell office:value-type="float" office:value="193199" calcext:value-type="float">
            <text:p>193199</text:p>
          </table:table-cell>
          <table:table-cell office:value-type="float" office:value="75362633" calcext:value-type="float">
            <text:p>75362633</text:p>
          </table:table-cell>
          <table:table-cell office:value-type="float" office:value="2779260" calcext:value-type="float">
            <text:p>2779260</text:p>
          </table:table-cell>
          <table:table-cell office:value-type="float" office:value="3102" calcext:value-type="float">
            <text:p>3102</text:p>
          </table:table-cell>
          <table:table-cell office:value-type="float" office:value="177152" calcext:value-type="float">
            <text:p>177152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11249456064" calcext:value-type="float">
            <text:p>11249456064</text:p>
          </table:table-cell>
          <table:table-cell office:value-type="float" office:value="3244599662" calcext:value-type="float">
            <text:p>3244599662</text:p>
          </table:table-cell>
          <table:table-cell office:value-type="float" office:value="403115966" calcext:value-type="float">
            <text:p>403115966</text:p>
          </table:table-cell>
          <table:table-cell office:value-type="float" office:value="720016" calcext:value-type="float">
            <text:p>720016</text:p>
          </table:table-cell>
          <table:table-cell office:value-type="float" office:value="62950179" calcext:value-type="float">
            <text:p>62950179</text:p>
          </table:table-cell>
          <table:table-cell office:value-type="float" office:value="3112248" calcext:value-type="float">
            <text:p>3112248</text:p>
          </table:table-cell>
          <table:table-cell office:value-type="float" office:value="3611" calcext:value-type="float">
            <text:p>3611</text:p>
          </table:table-cell>
          <table:table-cell office:value-type="float" office:value="289599" calcext:value-type="float">
            <text:p>289599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10391625916" calcext:value-type="float">
            <text:p>10391625916</text:p>
          </table:table-cell>
          <table:table-cell office:value-type="float" office:value="2680320942" calcext:value-type="float">
            <text:p>2680320942</text:p>
          </table:table-cell>
          <table:table-cell office:value-type="float" office:value="1058535120" calcext:value-type="float">
            <text:p>1058535120</text:p>
          </table:table-cell>
          <table:table-cell office:value-type="float" office:value="1689763" calcext:value-type="float">
            <text:p>1689763</text:p>
          </table:table-cell>
          <table:table-cell office:value-type="float" office:value="81620584" calcext:value-type="float">
            <text:p>81620584</text:p>
          </table:table-cell>
          <table:table-cell office:value-type="float" office:value="102995286" calcext:value-type="float">
            <text:p>102995286</text:p>
          </table:table-cell>
          <table:table-cell office:value-type="float" office:value="7940" calcext:value-type="float">
            <text:p>7940</text:p>
          </table:table-cell>
          <table:table-cell office:value-type="float" office:value="1045964" calcext:value-type="float">
            <text:p>1045964</text:p>
          </table:table-cell>
          <table:table-cell office:value-type="float" office:value="194665" calcext:value-type="float">
            <text:p>194665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8710240692" calcext:value-type="float">
            <text:p>8710240692</text:p>
          </table:table-cell>
          <table:table-cell office:value-type="float" office:value="2264682262" calcext:value-type="float">
            <text:p>2264682262</text:p>
          </table:table-cell>
          <table:table-cell office:value-type="float" office:value="65130274" calcext:value-type="float">
            <text:p>65130274</text:p>
          </table:table-cell>
          <table:table-cell office:value-type="float" office:value="87640" calcext:value-type="float">
            <text:p>87640</text:p>
          </table:table-cell>
          <table:table-cell office:value-type="float" office:value="56525286" calcext:value-type="float">
            <text:p>56525286</text:p>
          </table:table-cell>
          <table:table-cell office:value-type="float" office:value="1415585" calcext:value-type="float">
            <text:p>1415585</text:p>
          </table:table-cell>
          <table:table-cell office:value-type="float" office:value="2153" calcext:value-type="float">
            <text:p>2153</text:p>
          </table:table-cell>
          <table:table-cell office:value-type="float" office:value="138935" calcext:value-type="float">
            <text:p>138935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7194306692" calcext:value-type="float">
            <text:p>7194306692</text:p>
          </table:table-cell>
          <table:table-cell office:value-type="float" office:value="1848978757" calcext:value-type="float">
            <text:p>1848978757</text:p>
          </table:table-cell>
          <table:table-cell office:value-type="float" office:value="1488924075" calcext:value-type="float">
            <text:p>1488924075</text:p>
          </table:table-cell>
          <table:table-cell office:value-type="float" office:value="6231032" calcext:value-type="float">
            <text:p>6231032</text:p>
          </table:table-cell>
          <table:table-cell office:value-type="float" office:value="427181432" calcext:value-type="float">
            <text:p>427181432</text:p>
          </table:table-cell>
          <table:table-cell office:value-type="float" office:value="372164547" calcext:value-type="float">
            <text:p>372164547</text:p>
          </table:table-cell>
          <table:table-cell office:value-type="float" office:value="53000" calcext:value-type="float">
            <text:p>53000</text:p>
          </table:table-cell>
          <table:table-cell office:value-type="float" office:value="1192057" calcext:value-type="float">
            <text:p>1192057</text:p>
          </table:table-cell>
          <table:table-cell office:value-type="float" office:value="2772900" calcext:value-type="float">
            <text:p>2772900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6934654960" calcext:value-type="float">
            <text:p>6934654960</text:p>
          </table:table-cell>
          <table:table-cell office:value-type="float" office:value="2573121972" calcext:value-type="float">
            <text:p>2573121972</text:p>
          </table:table-cell>
          <table:table-cell office:value-type="float" office:value="1496425544" calcext:value-type="float">
            <text:p>1496425544</text:p>
          </table:table-cell>
          <table:table-cell office:value-type="float" office:value="1914589" calcext:value-type="float">
            <text:p>1914589</text:p>
          </table:table-cell>
          <table:table-cell office:value-type="float" office:value="26535650" calcext:value-type="float">
            <text:p>26535650</text:p>
          </table:table-cell>
          <table:table-cell office:value-type="float" office:value="5116262" calcext:value-type="float">
            <text:p>5116262</text:p>
          </table:table-cell>
          <table:table-cell office:value-type="float" office:value="8894" calcext:value-type="float">
            <text:p>8894</text:p>
          </table:table-cell>
          <table:table-cell office:value-type="float" office:value="2438" calcext:value-type="float">
            <text:p>243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5240179019" calcext:value-type="float">
            <text:p>5240179019</text:p>
          </table:table-cell>
          <table:table-cell office:value-type="float" office:value="695472747" calcext:value-type="float">
            <text:p>695472747</text:p>
          </table:table-cell>
          <table:table-cell office:value-type="float" office:value="2542499225" calcext:value-type="float">
            <text:p>2542499225</text:p>
          </table:table-cell>
          <table:table-cell office:value-type="float" office:value="5388953" calcext:value-type="float">
            <text:p>5388953</text:p>
          </table:table-cell>
          <table:table-cell office:value-type="float" office:value="20889783" calcext:value-type="float">
            <text:p>20889783</text:p>
          </table:table-cell>
          <table:table-cell office:value-type="float" office:value="951193602" calcext:value-type="float">
            <text:p>951193602</text:p>
          </table:table-cell>
          <table:table-cell office:value-type="float" office:value="17851" calcext:value-type="float">
            <text:p>17851</text:p>
          </table:table-cell>
          <table:table-cell office:value-type="float" office:value="16380" calcext:value-type="float">
            <text:p>16380</text:p>
          </table:table-cell>
          <table:table-cell office:value-type="float" office:value="1346619" calcext:value-type="float">
            <text:p>1346619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4237128270" calcext:value-type="float">
            <text:p>4237128270</text:p>
          </table:table-cell>
          <table:table-cell office:value-type="float" office:value="1079555295" calcext:value-type="float">
            <text:p>1079555295</text:p>
          </table:table-cell>
          <table:table-cell office:value-type="float" office:value="12827265" calcext:value-type="float">
            <text:p>12827265</text:p>
          </table:table-cell>
          <table:table-cell office:value-type="float" office:value="29149" calcext:value-type="float">
            <text:p>29149</text:p>
          </table:table-cell>
          <table:table-cell office:value-type="float" office:value="41334307" calcext:value-type="float">
            <text:p>41334307</text:p>
          </table:table-cell>
          <table:table-cell office:value-type="float" office:value="359575" calcext:value-type="float">
            <text:p>359575</text:p>
          </table:table-cell>
          <table:table-cell office:value-type="float" office:value="1379" calcext:value-type="float">
            <text:p>1379</text:p>
          </table:table-cell>
          <table:table-cell office:value-type="float" office:value="84097" calcext:value-type="float">
            <text:p>840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2963910319" calcext:value-type="float">
            <text:p>2963910319</text:p>
          </table:table-cell>
          <table:table-cell office:value-type="float" office:value="1162474272" calcext:value-type="float">
            <text:p>1162474272</text:p>
          </table:table-cell>
          <table:table-cell office:value-type="float" office:value="987216644" calcext:value-type="float">
            <text:p>987216644</text:p>
          </table:table-cell>
          <table:table-cell office:value-type="float" office:value="26921985" calcext:value-type="float">
            <text:p>26921985</text:p>
          </table:table-cell>
          <table:table-cell office:value-type="float" office:value="173574806" calcext:value-type="float">
            <text:p>173574806</text:p>
          </table:table-cell>
          <table:table-cell office:value-type="float" office:value="41603175" calcext:value-type="float">
            <text:p>41603175</text:p>
          </table:table-cell>
          <table:table-cell office:value-type="float" office:value="13418" calcext:value-type="float">
            <text:p>13418</text:p>
          </table:table-cell>
          <table:table-cell office:value-type="float" office:value="4836" calcext:value-type="float">
            <text:p>483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2171748414" calcext:value-type="float">
            <text:p>2171748414</text:p>
          </table:table-cell>
          <table:table-cell office:value-type="float" office:value="831055858" calcext:value-type="float">
            <text:p>831055858</text:p>
          </table:table-cell>
          <table:table-cell office:value-type="float" office:value="696293188" calcext:value-type="float">
            <text:p>696293188</text:p>
          </table:table-cell>
          <table:table-cell office:value-type="float" office:value="1666570" calcext:value-type="float">
            <text:p>1666570</text:p>
          </table:table-cell>
          <table:table-cell office:value-type="float" office:value="12821696" calcext:value-type="float">
            <text:p>12821696</text:p>
          </table:table-cell>
          <table:table-cell office:value-type="float" office:value="7898486" calcext:value-type="float">
            <text:p>7898486</text:p>
          </table:table-cell>
          <table:table-cell office:value-type="float" office:value="5062" calcext:value-type="float">
            <text:p>506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2126827029" calcext:value-type="float">
            <text:p>2126827029</text:p>
          </table:table-cell>
          <table:table-cell office:value-type="float" office:value="658431827" calcext:value-type="float">
            <text:p>658431827</text:p>
          </table:table-cell>
          <table:table-cell office:value-type="float" office:value="174520744" calcext:value-type="float">
            <text:p>174520744</text:p>
          </table:table-cell>
          <table:table-cell office:value-type="float" office:value="460207" calcext:value-type="float">
            <text:p>460207</text:p>
          </table:table-cell>
          <table:table-cell office:value-type="float" office:value="19083259" calcext:value-type="float">
            <text:p>19083259</text:p>
          </table:table-cell>
          <table:table-cell office:value-type="float" office:value="1038035" calcext:value-type="float">
            <text:p>1038035</text:p>
          </table:table-cell>
          <table:table-cell office:value-type="float" office:value="392" calcext:value-type="float">
            <text:p>392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2114031636" calcext:value-type="float">
            <text:p>2114031636</text:p>
          </table:table-cell>
          <table:table-cell office:value-type="float" office:value="224365436" calcext:value-type="float">
            <text:p>224365436</text:p>
          </table:table-cell>
          <table:table-cell office:value-type="float" office:value="0" calcext:value-type="float">
            <text:p>0</text:p>
          </table:table-cell>
          <table:table-cell office:value-type="float" office:value="160390" calcext:value-type="float">
            <text:p>160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2068166454" calcext:value-type="float">
            <text:p>2068166454</text:p>
          </table:table-cell>
          <table:table-cell office:value-type="float" office:value="649800807" calcext:value-type="float">
            <text:p>649800807</text:p>
          </table:table-cell>
          <table:table-cell office:value-type="float" office:value="118504961" calcext:value-type="float">
            <text:p>118504961</text:p>
          </table:table-cell>
          <table:table-cell office:value-type="float" office:value="671090" calcext:value-type="float">
            <text:p>671090</text:p>
          </table:table-cell>
          <table:table-cell office:value-type="float" office:value="17907372" calcext:value-type="float">
            <text:p>17907372</text:p>
          </table:table-cell>
          <table:table-cell office:value-type="float" office:value="1583035" calcext:value-type="float">
            <text:p>1583035</text:p>
          </table:table-cell>
          <table:table-cell office:value-type="float" office:value="1631" calcext:value-type="float">
            <text:p>1631</text:p>
          </table:table-cell>
          <table:table-cell office:value-type="float" office:value="103525" calcext:value-type="float">
            <text:p>1035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2026989378" calcext:value-type="float">
            <text:p>2026989378</text:p>
          </table:table-cell>
          <table:table-cell office:value-type="float" office:value="1091912304" calcext:value-type="float">
            <text:p>1091912304</text:p>
          </table:table-cell>
          <table:table-cell office:value-type="float" office:value="183115728" calcext:value-type="float">
            <text:p>183115728</text:p>
          </table:table-cell>
          <table:table-cell office:value-type="float" office:value="1777157" calcext:value-type="float">
            <text:p>1777157</text:p>
          </table:table-cell>
          <table:table-cell office:value-type="float" office:value="19537722" calcext:value-type="float">
            <text:p>19537722</text:p>
          </table:table-cell>
          <table:table-cell office:value-type="float" office:value="14178592" calcext:value-type="float">
            <text:p>14178592</text:p>
          </table:table-cell>
          <table:table-cell office:value-type="float" office:value="5811" calcext:value-type="float">
            <text:p>5811</text:p>
          </table:table-cell>
          <table:table-cell office:value-type="float" office:value="2094" calcext:value-type="float">
            <text:p>2094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2018302938" calcext:value-type="float">
            <text:p>2018302938</text:p>
          </table:table-cell>
          <table:table-cell office:value-type="float" office:value="1040082824" calcext:value-type="float">
            <text:p>1040082824</text:p>
          </table:table-cell>
          <table:table-cell office:value-type="float" office:value="234010686" calcext:value-type="float">
            <text:p>234010686</text:p>
          </table:table-cell>
          <table:table-cell office:value-type="float" office:value="3374043" calcext:value-type="float">
            <text:p>3374043</text:p>
          </table:table-cell>
          <table:table-cell office:value-type="float" office:value="14433287" calcext:value-type="float">
            <text:p>14433287</text:p>
          </table:table-cell>
          <table:table-cell office:value-type="float" office:value="9597355" calcext:value-type="float">
            <text:p>9597355</text:p>
          </table:table-cell>
          <table:table-cell office:value-type="float" office:value="14359" calcext:value-type="float">
            <text:p>14359</text:p>
          </table:table-cell>
          <table:table-cell office:value-type="float" office:value="32625" calcext:value-type="float">
            <text:p>32625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1853740272" calcext:value-type="float">
            <text:p>1853740272</text:p>
          </table:table-cell>
          <table:table-cell office:value-type="float" office:value="1062195584" calcext:value-type="float">
            <text:p>1062195584</text:p>
          </table:table-cell>
          <table:table-cell office:value-type="float" office:value="111427680" calcext:value-type="float">
            <text:p>111427680</text:p>
          </table:table-cell>
          <table:table-cell office:value-type="float" office:value="677610" calcext:value-type="float">
            <text:p>677610</text:p>
          </table:table-cell>
          <table:table-cell office:value-type="float" office:value="23000273" calcext:value-type="float">
            <text:p>23000273</text:p>
          </table:table-cell>
          <table:table-cell office:value-type="float" office:value="10960306" calcext:value-type="float">
            <text:p>10960306</text:p>
          </table:table-cell>
          <table:table-cell office:value-type="float" office:value="4915" calcext:value-type="float">
            <text:p>4915</text:p>
          </table:table-cell>
          <table:table-cell office:value-type="float" office:value="3652" calcext:value-type="float">
            <text:p>3652</text:p>
          </table:table-cell>
          <table:table-cell office:value-type="float" office:value="34109" calcext:value-type="float">
            <text:p>34109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1652111981" calcext:value-type="float">
            <text:p>1652111981</text:p>
          </table:table-cell>
          <table:table-cell office:value-type="float" office:value="591987058" calcext:value-type="float">
            <text:p>591987058</text:p>
          </table:table-cell>
          <table:table-cell office:value-type="float" office:value="435020692" calcext:value-type="float">
            <text:p>435020692</text:p>
          </table:table-cell>
          <table:table-cell office:value-type="float" office:value="11357166" calcext:value-type="float">
            <text:p>11357166</text:p>
          </table:table-cell>
          <table:table-cell office:value-type="float" office:value="20629561" calcext:value-type="float">
            <text:p>20629561</text:p>
          </table:table-cell>
          <table:table-cell office:value-type="float" office:value="7133954" calcext:value-type="float">
            <text:p>7133954</text:p>
          </table:table-cell>
          <table:table-cell office:value-type="float" office:value="6034" calcext:value-type="float">
            <text:p>6034</text:p>
          </table:table-cell>
          <table:table-cell office:value-type="float" office:value="1374" calcext:value-type="float">
            <text:p>1374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1576107522" calcext:value-type="float">
            <text:p>1576107522</text:p>
          </table:table-cell>
          <table:table-cell office:value-type="float" office:value="799633824" calcext:value-type="float">
            <text:p>799633824</text:p>
          </table:table-cell>
          <table:table-cell office:value-type="float" office:value="207222180" calcext:value-type="float">
            <text:p>207222180</text:p>
          </table:table-cell>
          <table:table-cell office:value-type="float" office:value="7618119" calcext:value-type="float">
            <text:p>7618119</text:p>
          </table:table-cell>
          <table:table-cell office:value-type="float" office:value="10239148" calcext:value-type="float">
            <text:p>10239148</text:p>
          </table:table-cell>
          <table:table-cell office:value-type="float" office:value="18097870" calcext:value-type="float">
            <text:p>18097870</text:p>
          </table:table-cell>
          <table:table-cell office:value-type="float" office:value="7728" calcext:value-type="float">
            <text:p>7728</text:p>
          </table:table-cell>
          <table:table-cell office:value-type="float" office:value="2357" calcext:value-type="float">
            <text:p>2357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1466344028" calcext:value-type="float">
            <text:p>1466344028</text:p>
          </table:table-cell>
          <table:table-cell office:value-type="float" office:value="310799112" calcext:value-type="float">
            <text:p>310799112</text:p>
          </table:table-cell>
          <table:table-cell office:value-type="float" office:value="425749712" calcext:value-type="float">
            <text:p>425749712</text:p>
          </table:table-cell>
          <table:table-cell office:value-type="float" office:value="2583029" calcext:value-type="float">
            <text:p>2583029</text:p>
          </table:table-cell>
          <table:table-cell office:value-type="float" office:value="3544373" calcext:value-type="float">
            <text:p>3544373</text:p>
          </table:table-cell>
          <table:table-cell office:value-type="float" office:value="183001277" calcext:value-type="float">
            <text:p>183001277</text:p>
          </table:table-cell>
          <table:table-cell office:value-type="float" office:value="354" calcext:value-type="float">
            <text:p>354</text:p>
          </table:table-cell>
          <table:table-cell office:value-type="float" office:value="1122" calcext:value-type="float">
            <text:p>1122</text:p>
          </table:table-cell>
          <table:table-cell office:value-type="float" office:value="95672" calcext:value-type="float">
            <text:p>95672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1228466556" calcext:value-type="float">
            <text:p>1228466556</text:p>
          </table:table-cell>
          <table:table-cell office:value-type="float" office:value="675759096" calcext:value-type="float">
            <text:p>675759096</text:p>
          </table:table-cell>
          <table:table-cell office:value-type="float" office:value="88543080" calcext:value-type="float">
            <text:p>88543080</text:p>
          </table:table-cell>
          <table:table-cell office:value-type="float" office:value="486321" calcext:value-type="float">
            <text:p>486321</text:p>
          </table:table-cell>
          <table:table-cell office:value-type="float" office:value="8507949" calcext:value-type="float">
            <text:p>8507949</text:p>
          </table:table-cell>
          <table:table-cell office:value-type="float" office:value="3589990" calcext:value-type="float">
            <text:p>3589990</text:p>
          </table:table-cell>
          <table:table-cell office:value-type="float" office:value="3850" calcext:value-type="float">
            <text:p>3850</text:p>
          </table:table-cell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1182997384" calcext:value-type="float">
            <text:p>1182997384</text:p>
          </table:table-cell>
          <table:table-cell office:value-type="float" office:value="545663000" calcext:value-type="float">
            <text:p>545663000</text:p>
          </table:table-cell>
          <table:table-cell office:value-type="float" office:value="209534592" calcext:value-type="float">
            <text:p>209534592</text:p>
          </table:table-cell>
          <table:table-cell office:value-type="float" office:value="1331146" calcext:value-type="float">
            <text:p>1331146</text:p>
          </table:table-cell>
          <table:table-cell office:value-type="float" office:value="5666914" calcext:value-type="float">
            <text:p>5666914</text:p>
          </table:table-cell>
          <table:table-cell office:value-type="float" office:value="12894430" calcext:value-type="float">
            <text:p>12894430</text:p>
          </table:table-cell>
          <table:table-cell office:value-type="float" office:value="3408" calcext:value-type="float">
            <text:p>3408</text:p>
          </table:table-cell>
          <table:table-cell office:value-type="float" office:value="359" calcext:value-type="float">
            <text:p>35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1152815007" calcext:value-type="float">
            <text:p>1152815007</text:p>
          </table:table-cell>
          <table:table-cell office:value-type="float" office:value="442261632" calcext:value-type="float">
            <text:p>442261632</text:p>
          </table:table-cell>
          <table:table-cell office:value-type="float" office:value="264609640" calcext:value-type="float">
            <text:p>264609640</text:p>
          </table:table-cell>
          <table:table-cell office:value-type="float" office:value="1457960" calcext:value-type="float">
            <text:p>1457960</text:p>
          </table:table-cell>
          <table:table-cell office:value-type="float" office:value="64706385" calcext:value-type="float">
            <text:p>64706385</text:p>
          </table:table-cell>
          <table:table-cell office:value-type="float" office:value="40778004" calcext:value-type="float">
            <text:p>40778004</text:p>
          </table:table-cell>
          <table:table-cell office:value-type="float" office:value="7097" calcext:value-type="float">
            <text:p>7097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1147356116" calcext:value-type="float">
            <text:p>1147356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1129709232" calcext:value-type="float">
            <text:p>1129709232</text:p>
          </table:table-cell>
          <table:table-cell office:value-type="float" office:value="477409732" calcext:value-type="float">
            <text:p>477409732</text:p>
          </table:table-cell>
          <table:table-cell office:value-type="float" office:value="354550622" calcext:value-type="float">
            <text:p>354550622</text:p>
          </table:table-cell>
          <table:table-cell office:value-type="float" office:value="2963742" calcext:value-type="float">
            <text:p>2963742</text:p>
          </table:table-cell>
          <table:table-cell office:value-type="float" office:value="42461913" calcext:value-type="float">
            <text:p>42461913</text:p>
          </table:table-cell>
          <table:table-cell office:value-type="float" office:value="2757281" calcext:value-type="float">
            <text:p>2757281</text:p>
          </table:table-cell>
          <table:table-cell office:value-type="float" office:value="6124" calcext:value-type="float">
            <text:p>6124</text:p>
          </table:table-cell>
          <table:table-cell office:value-type="float" office:value="1755" calcext:value-type="float">
            <text:p>17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1091301365" calcext:value-type="float">
            <text:p>1091301365</text:p>
          </table:table-cell>
          <table:table-cell office:value-type="float" office:value="450728391" calcext:value-type="float">
            <text:p>450728391</text:p>
          </table:table-cell>
          <table:table-cell office:value-type="float" office:value="206493486" calcext:value-type="float">
            <text:p>206493486</text:p>
          </table:table-cell>
          <table:table-cell office:value-type="float" office:value="3310276" calcext:value-type="float">
            <text:p>3310276</text:p>
          </table:table-cell>
          <table:table-cell office:value-type="float" office:value="38039731" calcext:value-type="float">
            <text:p>38039731</text:p>
          </table:table-cell>
          <table:table-cell office:value-type="float" office:value="8956461" calcext:value-type="float">
            <text:p>8956461</text:p>
          </table:table-cell>
          <table:table-cell office:value-type="float" office:value="16440" calcext:value-type="float">
            <text:p>16440</text:p>
          </table:table-cell>
          <table:table-cell office:value-type="float" office:value="43454" calcext:value-type="float">
            <text:p>4345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1070955144" calcext:value-type="float">
            <text:p>1070955144</text:p>
          </table:table-cell>
          <table:table-cell office:value-type="float" office:value="415832472" calcext:value-type="float">
            <text:p>415832472</text:p>
          </table:table-cell>
          <table:table-cell office:value-type="float" office:value="214401040" calcext:value-type="float">
            <text:p>214401040</text:p>
          </table:table-cell>
          <table:table-cell office:value-type="float" office:value="2109457" calcext:value-type="float">
            <text:p>2109457</text:p>
          </table:table-cell>
          <table:table-cell office:value-type="float" office:value="10009691" calcext:value-type="float">
            <text:p>10009691</text:p>
          </table:table-cell>
          <table:table-cell office:value-type="float" office:value="16935686" calcext:value-type="float">
            <text:p>16935686</text:p>
          </table:table-cell>
          <table:table-cell office:value-type="float" office:value="7513" calcext:value-type="float">
            <text:p>7513</text:p>
          </table:table-cell>
          <table:table-cell office:value-type="float" office:value="1264" calcext:value-type="float">
            <text:p>126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1061764068" calcext:value-type="float">
            <text:p>1061764068</text:p>
          </table:table-cell>
          <table:table-cell office:value-type="float" office:value="426484794" calcext:value-type="float">
            <text:p>426484794</text:p>
          </table:table-cell>
          <table:table-cell office:value-type="float" office:value="173986896" calcext:value-type="float">
            <text:p>173986896</text:p>
          </table:table-cell>
          <table:table-cell office:value-type="float" office:value="5861955" calcext:value-type="float">
            <text:p>5861955</text:p>
          </table:table-cell>
          <table:table-cell office:value-type="float" office:value="16965604" calcext:value-type="float">
            <text:p>16965604</text:p>
          </table:table-cell>
          <table:table-cell office:value-type="float" office:value="12123658" calcext:value-type="float">
            <text:p>12123658</text:p>
          </table:table-cell>
          <table:table-cell office:value-type="float" office:value="6014" calcext:value-type="float">
            <text:p>6014</text:p>
          </table:table-cell>
          <table:table-cell office:value-type="float" office:value="752" calcext:value-type="float">
            <text:p>752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1011767166" calcext:value-type="float">
            <text:p>1011767166</text:p>
          </table:table-cell>
          <table:table-cell office:value-type="float" office:value="487147154" calcext:value-type="float">
            <text:p>487147154</text:p>
          </table:table-cell>
          <table:table-cell office:value-type="float" office:value="299782864" calcext:value-type="float">
            <text:p>299782864</text:p>
          </table:table-cell>
          <table:table-cell office:value-type="float" office:value="556791" calcext:value-type="float">
            <text:p>556791</text:p>
          </table:table-cell>
          <table:table-cell office:value-type="float" office:value="44407079" calcext:value-type="float">
            <text:p>44407079</text:p>
          </table:table-cell>
          <table:table-cell office:value-type="float" office:value="5273334" calcext:value-type="float">
            <text:p>5273334</text:p>
          </table:table-cell>
          <table:table-cell office:value-type="float" office:value="412" calcext:value-type="float">
            <text:p>412</text:p>
          </table:table-cell>
          <table:table-cell office:value-type="float" office:value="2863" calcext:value-type="float">
            <text:p>286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998127457" calcext:value-type="float">
            <text:p>998127457</text:p>
          </table:table-cell>
          <table:table-cell office:value-type="float" office:value="242101121" calcext:value-type="float">
            <text:p>242101121</text:p>
          </table:table-cell>
          <table:table-cell office:value-type="float" office:value="197295067" calcext:value-type="float">
            <text:p>197295067</text:p>
          </table:table-cell>
          <table:table-cell office:value-type="float" office:value="4415726" calcext:value-type="float">
            <text:p>4415726</text:p>
          </table:table-cell>
          <table:table-cell office:value-type="float" office:value="34653404" calcext:value-type="float">
            <text:p>34653404</text:p>
          </table:table-cell>
          <table:table-cell office:value-type="float" office:value="26329766" calcext:value-type="float">
            <text:p>26329766</text:p>
          </table:table-cell>
          <table:table-cell office:value-type="float" office:value="2629" calcext:value-type="float">
            <text:p>2629</text:p>
          </table:table-cell>
          <table:table-cell office:value-type="float" office:value="193" calcext:value-type="float">
            <text:p>193</text:p>
          </table:table-cell>
          <table:table-cell office:value-type="float" office:value="21874" calcext:value-type="float">
            <text:p>21874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986162215" calcext:value-type="float">
            <text:p>986162215</text:p>
          </table:table-cell>
          <table:table-cell office:value-type="float" office:value="559696303" calcext:value-type="float">
            <text:p>559696303</text:p>
          </table:table-cell>
          <table:table-cell office:value-type="float" office:value="41932161" calcext:value-type="float">
            <text:p>41932161</text:p>
          </table:table-cell>
          <table:table-cell office:value-type="float" office:value="564322" calcext:value-type="float">
            <text:p>564322</text:p>
          </table:table-cell>
          <table:table-cell office:value-type="float" office:value="9868298" calcext:value-type="float">
            <text:p>9868298</text:p>
          </table:table-cell>
          <table:table-cell office:value-type="float" office:value="2963529" calcext:value-type="float">
            <text:p>2963529</text:p>
          </table:table-cell>
          <table:table-cell office:value-type="float" office:value="754" calcext:value-type="float">
            <text:p>754</text:p>
          </table:table-cell>
          <table:table-cell office:value-type="float" office:value="101328" calcext:value-type="float">
            <text:p>10132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920386390" calcext:value-type="float">
            <text:p>920386390</text:p>
          </table:table-cell>
          <table:table-cell office:value-type="float" office:value="286569138" calcext:value-type="float">
            <text:p>286569138</text:p>
          </table:table-cell>
          <table:table-cell office:value-type="float" office:value="122473857" calcext:value-type="float">
            <text:p>122473857</text:p>
          </table:table-cell>
          <table:table-cell office:value-type="float" office:value="2125199" calcext:value-type="float">
            <text:p>2125199</text:p>
          </table:table-cell>
          <table:table-cell office:value-type="float" office:value="5746269" calcext:value-type="float">
            <text:p>5746269</text:p>
          </table:table-cell>
          <table:table-cell office:value-type="float" office:value="6692545" calcext:value-type="float">
            <text:p>6692545</text:p>
          </table:table-cell>
          <table:table-cell office:value-type="float" office:value="3770" calcext:value-type="float">
            <text:p>3770</text:p>
          </table:table-cell>
          <table:table-cell office:value-type="float" office:value="28669" calcext:value-type="float">
            <text:p>28669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907662534" calcext:value-type="float">
            <text:p>907662534</text:p>
          </table:table-cell>
          <table:table-cell office:value-type="float" office:value="357976706" calcext:value-type="float">
            <text:p>357976706</text:p>
          </table:table-cell>
          <table:table-cell office:value-type="float" office:value="316355952" calcext:value-type="float">
            <text:p>316355952</text:p>
          </table:table-cell>
          <table:table-cell office:value-type="float" office:value="626766" calcext:value-type="float">
            <text:p>626766</text:p>
          </table:table-cell>
          <table:table-cell office:value-type="float" office:value="41864480" calcext:value-type="float">
            <text:p>41864480</text:p>
          </table:table-cell>
          <table:table-cell office:value-type="float" office:value="42973694" calcext:value-type="float">
            <text:p>42973694</text:p>
          </table:table-cell>
          <table:table-cell office:value-type="float" office:value="5051" calcext:value-type="float">
            <text:p>5051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849087504" calcext:value-type="float">
            <text:p>849087504</text:p>
          </table:table-cell>
          <table:table-cell office:value-type="float" office:value="327717984" calcext:value-type="float">
            <text:p>327717984</text:p>
          </table:table-cell>
          <table:table-cell office:value-type="float" office:value="188686112" calcext:value-type="float">
            <text:p>188686112</text:p>
          </table:table-cell>
          <table:table-cell office:value-type="float" office:value="4349747" calcext:value-type="float">
            <text:p>4349747</text:p>
          </table:table-cell>
          <table:table-cell office:value-type="float" office:value="7401660" calcext:value-type="float">
            <text:p>7401660</text:p>
          </table:table-cell>
          <table:table-cell office:value-type="float" office:value="3976157" calcext:value-type="float">
            <text:p>3976157</text:p>
          </table:table-cell>
          <table:table-cell office:value-type="float" office:value="3099" calcext:value-type="float">
            <text:p>3099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724562860" calcext:value-type="float">
            <text:p>724562860</text:p>
          </table:table-cell>
          <table:table-cell office:value-type="float" office:value="268301863" calcext:value-type="float">
            <text:p>268301863</text:p>
          </table:table-cell>
          <table:table-cell office:value-type="float" office:value="127956852" calcext:value-type="float">
            <text:p>127956852</text:p>
          </table:table-cell>
          <table:table-cell office:value-type="float" office:value="6816028" calcext:value-type="float">
            <text:p>6816028</text:p>
          </table:table-cell>
          <table:table-cell office:value-type="float" office:value="19265675" calcext:value-type="float">
            <text:p>19265675</text:p>
          </table:table-cell>
          <table:table-cell office:value-type="float" office:value="15677838" calcext:value-type="float">
            <text:p>15677838</text:p>
          </table:table-cell>
          <table:table-cell office:value-type="float" office:value="4439" calcext:value-type="float">
            <text:p>4439</text:p>
          </table:table-cell>
          <table:table-cell office:value-type="float" office:value="614" calcext:value-type="float">
            <text:p>614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717503282" calcext:value-type="float">
            <text:p>717503282</text:p>
          </table:table-cell>
          <table:table-cell office:value-type="float" office:value="207783874" calcext:value-type="float">
            <text:p>207783874</text:p>
          </table:table-cell>
          <table:table-cell office:value-type="float" office:value="88866162" calcext:value-type="float">
            <text:p>88866162</text:p>
          </table:table-cell>
          <table:table-cell office:value-type="float" office:value="875268" calcext:value-type="float">
            <text:p>875268</text:p>
          </table:table-cell>
          <table:table-cell office:value-type="float" office:value="13641962" calcext:value-type="float">
            <text:p>13641962</text:p>
          </table:table-cell>
          <table:table-cell office:value-type="float" office:value="24546" calcext:value-type="float">
            <text:p>24546</text:p>
          </table:table-cell>
          <table:table-cell office:value-type="float" office:value="7779" calcext:value-type="float">
            <text:p>7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695383102" calcext:value-type="float">
            <text:p>695383102</text:p>
          </table:table-cell>
          <table:table-cell office:value-type="float" office:value="263499405" calcext:value-type="float">
            <text:p>263499405</text:p>
          </table:table-cell>
          <table:table-cell office:value-type="float" office:value="38474626" calcext:value-type="float">
            <text:p>38474626</text:p>
          </table:table-cell>
          <table:table-cell office:value-type="float" office:value="1842354" calcext:value-type="float">
            <text:p>1842354</text:p>
          </table:table-cell>
          <table:table-cell office:value-type="float" office:value="3560723" calcext:value-type="float">
            <text:p>3560723</text:p>
          </table:table-cell>
          <table:table-cell office:value-type="float" office:value="4300303" calcext:value-type="float">
            <text:p>4300303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676136581" calcext:value-type="float">
            <text:p>676136581</text:p>
          </table:table-cell>
          <table:table-cell office:value-type="float" office:value="78273981" calcext:value-type="float">
            <text:p>78273981</text:p>
          </table:table-cell>
          <table:table-cell office:value-type="float" office:value="1770578" calcext:value-type="float">
            <text:p>1770578</text:p>
          </table:table-cell>
          <table:table-cell office:value-type="float" office:value="150869" calcext:value-type="float">
            <text:p>150869</text:p>
          </table:table-cell>
          <table:table-cell office:value-type="float" office:value="7606291" calcext:value-type="float">
            <text:p>760629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667" calcext:value-type="float">
            <text:p>9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675594996" calcext:value-type="float">
            <text:p>675594996</text:p>
          </table:table-cell>
          <table:table-cell office:value-type="float" office:value="393905716" calcext:value-type="float">
            <text:p>393905716</text:p>
          </table:table-cell>
          <table:table-cell office:value-type="float" office:value="56414402" calcext:value-type="float">
            <text:p>56414402</text:p>
          </table:table-cell>
          <table:table-cell office:value-type="float" office:value="1276177" calcext:value-type="float">
            <text:p>1276177</text:p>
          </table:table-cell>
          <table:table-cell office:value-type="float" office:value="6816106" calcext:value-type="float">
            <text:p>6816106</text:p>
          </table:table-cell>
          <table:table-cell office:value-type="float" office:value="2916471" calcext:value-type="float">
            <text:p>2916471</text:p>
          </table:table-cell>
          <table:table-cell office:value-type="float" office:value="4153" calcext:value-type="float">
            <text:p>4153</text:p>
          </table:table-cell>
          <table:table-cell office:value-type="float" office:value="3173" calcext:value-type="float">
            <text:p>3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672212038" calcext:value-type="float">
            <text:p>672212038</text:p>
          </table:table-cell>
          <table:table-cell office:value-type="float" office:value="176668451" calcext:value-type="float">
            <text:p>176668451</text:p>
          </table:table-cell>
          <table:table-cell office:value-type="float" office:value="6020429" calcext:value-type="float">
            <text:p>6020429</text:p>
          </table:table-cell>
          <table:table-cell office:value-type="float" office:value="8052" calcext:value-type="float">
            <text:p>8052</text:p>
          </table:table-cell>
          <table:table-cell office:value-type="float" office:value="4414488" calcext:value-type="float">
            <text:p>4414488</text:p>
          </table:table-cell>
          <table:table-cell office:value-type="float" office:value="118018" calcext:value-type="float">
            <text:p>118018</text:p>
          </table:table-cell>
          <table:table-cell office:value-type="float" office:value="574" calcext:value-type="float">
            <text:p>574</text:p>
          </table:table-cell>
          <table:table-cell office:value-type="float" office:value="9717" calcext:value-type="float">
            <text:p>97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670578236" calcext:value-type="float">
            <text:p>670578236</text:p>
          </table:table-cell>
          <table:table-cell office:value-type="float" office:value="324341613" calcext:value-type="float">
            <text:p>324341613</text:p>
          </table:table-cell>
          <table:table-cell office:value-type="float" office:value="256948611" calcext:value-type="float">
            <text:p>256948611</text:p>
          </table:table-cell>
          <table:table-cell office:value-type="float" office:value="8590534" calcext:value-type="float">
            <text:p>8590534</text:p>
          </table:table-cell>
          <table:table-cell office:value-type="float" office:value="31187292" calcext:value-type="float">
            <text:p>31187292</text:p>
          </table:table-cell>
          <table:table-cell office:value-type="float" office:value="4512043" calcext:value-type="float">
            <text:p>4512043</text:p>
          </table:table-cell>
          <table:table-cell office:value-type="float" office:value="7065" calcext:value-type="float">
            <text:p>706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667731465" calcext:value-type="float">
            <text:p>667731465</text:p>
          </table:table-cell>
          <table:table-cell office:value-type="float" office:value="179578711" calcext:value-type="float">
            <text:p>179578711</text:p>
          </table:table-cell>
          <table:table-cell office:value-type="float" office:value="62519821" calcext:value-type="float">
            <text:p>62519821</text:p>
          </table:table-cell>
          <table:table-cell office:value-type="float" office:value="1828774" calcext:value-type="float">
            <text:p>1828774</text:p>
          </table:table-cell>
          <table:table-cell office:value-type="float" office:value="6611894" calcext:value-type="float">
            <text:p>6611894</text:p>
          </table:table-cell>
          <table:table-cell office:value-type="float" office:value="3320196" calcext:value-type="float">
            <text:p>3320196</text:p>
          </table:table-cell>
          <table:table-cell office:value-type="float" office:value="10007" calcext:value-type="float">
            <text:p>10007</text:p>
          </table:table-cell>
          <table:table-cell office:value-type="float" office:value="4639" calcext:value-type="float">
            <text:p>4639</text:p>
          </table:table-cell>
          <table:table-cell office:value-type="float" office:value="54004" calcext:value-type="float">
            <text:p>54004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655053200" calcext:value-type="float">
            <text:p>655053200</text:p>
          </table:table-cell>
          <table:table-cell office:value-type="float" office:value="250259036" calcext:value-type="float">
            <text:p>250259036</text:p>
          </table:table-cell>
          <table:table-cell office:value-type="float" office:value="55781346" calcext:value-type="float">
            <text:p>55781346</text:p>
          </table:table-cell>
          <table:table-cell office:value-type="float" office:value="1132869" calcext:value-type="float">
            <text:p>1132869</text:p>
          </table:table-cell>
          <table:table-cell office:value-type="float" office:value="8004275" calcext:value-type="float">
            <text:p>8004275</text:p>
          </table:table-cell>
          <table:table-cell office:value-type="float" office:value="3576089" calcext:value-type="float">
            <text:p>3576089</text:p>
          </table:table-cell>
          <table:table-cell office:value-type="float" office:value="11239" calcext:value-type="float">
            <text:p>11239</text:p>
          </table:table-cell>
          <table:table-cell office:value-type="float" office:value="50" calcext:value-type="float">
            <text:p>50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635357430" calcext:value-type="float">
            <text:p>635357430</text:p>
          </table:table-cell>
          <table:table-cell office:value-type="float" office:value="0" calcext:value-type="float">
            <text:p>0</text:p>
          </table:table-cell>
          <table:table-cell office:value-type="float" office:value="381455" calcext:value-type="float">
            <text:p>38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624697071" calcext:value-type="float">
            <text:p>624697071</text:p>
          </table:table-cell>
          <table:table-cell office:value-type="float" office:value="232910133" calcext:value-type="float">
            <text:p>232910133</text:p>
          </table:table-cell>
          <table:table-cell office:value-type="float" office:value="126781186" calcext:value-type="float">
            <text:p>126781186</text:p>
          </table:table-cell>
          <table:table-cell office:value-type="float" office:value="7783522" calcext:value-type="float">
            <text:p>7783522</text:p>
          </table:table-cell>
          <table:table-cell office:value-type="float" office:value="15608601" calcext:value-type="float">
            <text:p>15608601</text:p>
          </table:table-cell>
          <table:table-cell office:value-type="float" office:value="8585926" calcext:value-type="float">
            <text:p>8585926</text:p>
          </table:table-cell>
          <table:table-cell office:value-type="float" office:value="3674" calcext:value-type="float">
            <text:p>3674</text:p>
          </table:table-cell>
          <table:table-cell office:value-type="float" office:value="2613" calcext:value-type="float">
            <text:p>2613</text:p>
          </table:table-cell>
          <table:table-cell office:value-type="float" office:value="95515" calcext:value-type="float">
            <text:p>95515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590155827" calcext:value-type="float">
            <text:p>590155827</text:p>
          </table:table-cell>
          <table:table-cell office:value-type="float" office:value="255827343" calcext:value-type="float">
            <text:p>255827343</text:p>
          </table:table-cell>
          <table:table-cell office:value-type="float" office:value="238043913" calcext:value-type="float">
            <text:p>238043913</text:p>
          </table:table-cell>
          <table:table-cell office:value-type="float" office:value="1711073" calcext:value-type="float">
            <text:p>1711073</text:p>
          </table:table-cell>
          <table:table-cell office:value-type="float" office:value="8119347" calcext:value-type="float">
            <text:p>8119347</text:p>
          </table:table-cell>
          <table:table-cell office:value-type="float" office:value="1411373" calcext:value-type="float">
            <text:p>1411373</text:p>
          </table:table-cell>
          <table:table-cell office:value-type="float" office:value="3632" calcext:value-type="float">
            <text:p>3632</text:p>
          </table:table-cell>
          <table:table-cell office:value-type="float" office:value="308" calcext:value-type="float">
            <text:p>30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588035228" calcext:value-type="float">
            <text:p>588035228</text:p>
          </table:table-cell>
          <table:table-cell office:value-type="float" office:value="248520712" calcext:value-type="float">
            <text:p>248520712</text:p>
          </table:table-cell>
          <table:table-cell office:value-type="float" office:value="212318876" calcext:value-type="float">
            <text:p>212318876</text:p>
          </table:table-cell>
          <table:table-cell office:value-type="float" office:value="4124542" calcext:value-type="float">
            <text:p>4124542</text:p>
          </table:table-cell>
          <table:table-cell office:value-type="float" office:value="6723490" calcext:value-type="float">
            <text:p>6723490</text:p>
          </table:table-cell>
          <table:table-cell office:value-type="float" office:value="1666823" calcext:value-type="float">
            <text:p>1666823</text:p>
          </table:table-cell>
          <table:table-cell office:value-type="float" office:value="4980" calcext:value-type="float">
            <text:p>4980</text:p>
          </table:table-cell>
          <table:table-cell office:value-type="float" office:value="162" calcext:value-type="float">
            <text:p>16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580191719" calcext:value-type="float">
            <text:p>580191719</text:p>
          </table:table-cell>
          <table:table-cell office:value-type="float" office:value="206204466" calcext:value-type="float">
            <text:p>206204466</text:p>
          </table:table-cell>
          <table:table-cell office:value-type="float" office:value="118700966" calcext:value-type="float">
            <text:p>118700966</text:p>
          </table:table-cell>
          <table:table-cell office:value-type="float" office:value="2155528" calcext:value-type="float">
            <text:p>2155528</text:p>
          </table:table-cell>
          <table:table-cell office:value-type="float" office:value="4774139" calcext:value-type="float">
            <text:p>4774139</text:p>
          </table:table-cell>
          <table:table-cell office:value-type="float" office:value="400789" calcext:value-type="float">
            <text:p>400789</text:p>
          </table:table-cell>
          <table:table-cell office:value-type="float" office:value="10203" calcext:value-type="float">
            <text:p>10203</text:p>
          </table:table-cell>
          <table:table-cell office:value-type="float" office:value="1423" calcext:value-type="float">
            <text:p>14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574114060" calcext:value-type="float">
            <text:p>574114060</text:p>
          </table:table-cell>
          <table:table-cell office:value-type="float" office:value="246404954" calcext:value-type="float">
            <text:p>246404954</text:p>
          </table:table-cell>
          <table:table-cell office:value-type="float" office:value="141202109" calcext:value-type="float">
            <text:p>141202109</text:p>
          </table:table-cell>
          <table:table-cell office:value-type="float" office:value="4303314" calcext:value-type="float">
            <text:p>4303314</text:p>
          </table:table-cell>
          <table:table-cell office:value-type="float" office:value="26803931" calcext:value-type="float">
            <text:p>26803931</text:p>
          </table:table-cell>
          <table:table-cell office:value-type="float" office:value="16839120" calcext:value-type="float">
            <text:p>16839120</text:p>
          </table:table-cell>
          <table:table-cell office:value-type="float" office:value="8113" calcext:value-type="float">
            <text:p>8113</text:p>
          </table:table-cell>
          <table:table-cell office:value-type="float" office:value="1472" calcext:value-type="float">
            <text:p>1472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571593344" calcext:value-type="float">
            <text:p>571593344</text:p>
          </table:table-cell>
          <table:table-cell office:value-type="float" office:value="208796930" calcext:value-type="float">
            <text:p>208796930</text:p>
          </table:table-cell>
          <table:table-cell office:value-type="float" office:value="237048875" calcext:value-type="float">
            <text:p>237048875</text:p>
          </table:table-cell>
          <table:table-cell office:value-type="float" office:value="16003633" calcext:value-type="float">
            <text:p>16003633</text:p>
          </table:table-cell>
          <table:table-cell office:value-type="float" office:value="21514367" calcext:value-type="float">
            <text:p>21514367</text:p>
          </table:table-cell>
          <table:table-cell office:value-type="float" office:value="5808436" calcext:value-type="float">
            <text:p>5808436</text:p>
          </table:table-cell>
          <table:table-cell office:value-type="float" office:value="46632" calcext:value-type="float">
            <text:p>466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565037527" calcext:value-type="float">
            <text:p>565037527</text:p>
          </table:table-cell>
          <table:table-cell office:value-type="float" office:value="240085457" calcext:value-type="float">
            <text:p>240085457</text:p>
          </table:table-cell>
          <table:table-cell office:value-type="float" office:value="188688680" calcext:value-type="float">
            <text:p>188688680</text:p>
          </table:table-cell>
          <table:table-cell office:value-type="float" office:value="224913" calcext:value-type="float">
            <text:p>224913</text:p>
          </table:table-cell>
          <table:table-cell office:value-type="float" office:value="11021898" calcext:value-type="float">
            <text:p>11021898</text:p>
          </table:table-cell>
          <table:table-cell office:value-type="float" office:value="34785767" calcext:value-type="float">
            <text:p>34785767</text:p>
          </table:table-cell>
          <table:table-cell office:value-type="float" office:value="1327" calcext:value-type="float">
            <text:p>1327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557441340" calcext:value-type="float">
            <text:p>557441340</text:p>
          </table:table-cell>
          <table:table-cell office:value-type="float" office:value="194026422" calcext:value-type="float">
            <text:p>194026422</text:p>
          </table:table-cell>
          <table:table-cell office:value-type="float" office:value="121651137" calcext:value-type="float">
            <text:p>121651137</text:p>
          </table:table-cell>
          <table:table-cell office:value-type="float" office:value="2475225" calcext:value-type="float">
            <text:p>2475225</text:p>
          </table:table-cell>
          <table:table-cell office:value-type="float" office:value="21149388" calcext:value-type="float">
            <text:p>21149388</text:p>
          </table:table-cell>
          <table:table-cell office:value-type="float" office:value="807206" calcext:value-type="float">
            <text:p>807206</text:p>
          </table:table-cell>
          <table:table-cell office:value-type="float" office:value="8330" calcext:value-type="float">
            <text:p>8330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554210720" calcext:value-type="float">
            <text:p>554210720</text:p>
          </table:table-cell>
          <table:table-cell office:value-type="float" office:value="257312120" calcext:value-type="float">
            <text:p>257312120</text:p>
          </table:table-cell>
          <table:table-cell office:value-type="float" office:value="130635384" calcext:value-type="float">
            <text:p>130635384</text:p>
          </table:table-cell>
          <table:table-cell office:value-type="float" office:value="7513071" calcext:value-type="float">
            <text:p>7513071</text:p>
          </table:table-cell>
          <table:table-cell office:value-type="float" office:value="36740426" calcext:value-type="float">
            <text:p>36740426</text:p>
          </table:table-cell>
          <table:table-cell office:value-type="float" office:value="16671987" calcext:value-type="float">
            <text:p>16671987</text:p>
          </table:table-cell>
          <table:table-cell office:value-type="float" office:value="4971" calcext:value-type="float">
            <text:p>4971</text:p>
          </table:table-cell>
          <table:table-cell office:value-type="float" office:value="2214" calcext:value-type="float">
            <text:p>2214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530913165" calcext:value-type="float">
            <text:p>530913165</text:p>
          </table:table-cell>
          <table:table-cell office:value-type="float" office:value="200675745" calcext:value-type="float">
            <text:p>200675745</text:p>
          </table:table-cell>
          <table:table-cell office:value-type="float" office:value="177637403" calcext:value-type="float">
            <text:p>177637403</text:p>
          </table:table-cell>
          <table:table-cell office:value-type="float" office:value="16954001" calcext:value-type="float">
            <text:p>16954001</text:p>
          </table:table-cell>
          <table:table-cell office:value-type="float" office:value="39662362" calcext:value-type="float">
            <text:p>39662362</text:p>
          </table:table-cell>
          <table:table-cell office:value-type="float" office:value="13303939" calcext:value-type="float">
            <text:p>13303939</text:p>
          </table:table-cell>
          <table:table-cell office:value-type="float" office:value="36174" calcext:value-type="float">
            <text:p>36174</text:p>
          </table:table-cell>
          <table:table-cell office:value-type="float" office:value="6980" calcext:value-type="float">
            <text:p>6980</text:p>
          </table:table-cell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494208506" calcext:value-type="float">
            <text:p>494208506</text:p>
          </table:table-cell>
          <table:table-cell office:value-type="float" office:value="159882370" calcext:value-type="float">
            <text:p>159882370</text:p>
          </table:table-cell>
          <table:table-cell office:value-type="float" office:value="284977634" calcext:value-type="float">
            <text:p>284977634</text:p>
          </table:table-cell>
          <table:table-cell office:value-type="float" office:value="5957130" calcext:value-type="float">
            <text:p>5957130</text:p>
          </table:table-cell>
          <table:table-cell office:value-type="float" office:value="5180684" calcext:value-type="float">
            <text:p>5180684</text:p>
          </table:table-cell>
          <table:table-cell office:value-type="float" office:value="2782587" calcext:value-type="float">
            <text:p>2782587</text:p>
          </table:table-cell>
          <table:table-cell office:value-type="float" office:value="5611" calcext:value-type="float">
            <text:p>56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492788615" calcext:value-type="float">
            <text:p>492788615</text:p>
          </table:table-cell>
          <table:table-cell office:value-type="float" office:value="170236067" calcext:value-type="float">
            <text:p>170236067</text:p>
          </table:table-cell>
          <table:table-cell office:value-type="float" office:value="80638137" calcext:value-type="float">
            <text:p>80638137</text:p>
          </table:table-cell>
          <table:table-cell office:value-type="float" office:value="1623481" calcext:value-type="float">
            <text:p>1623481</text:p>
          </table:table-cell>
          <table:table-cell office:value-type="float" office:value="9787745" calcext:value-type="float">
            <text:p>9787745</text:p>
          </table:table-cell>
          <table:table-cell office:value-type="float" office:value="833228" calcext:value-type="float">
            <text:p>833228</text:p>
          </table:table-cell>
          <table:table-cell office:value-type="float" office:value="3898" calcext:value-type="float">
            <text:p>3898</text:p>
          </table:table-cell>
          <table:table-cell office:value-type="float" office:value="1253" calcext:value-type="float">
            <text:p>125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480278700" calcext:value-type="float">
            <text:p>480278700</text:p>
          </table:table-cell>
          <table:table-cell office:value-type="float" office:value="133168185" calcext:value-type="float">
            <text:p>133168185</text:p>
          </table:table-cell>
          <table:table-cell office:value-type="float" office:value="96055740" calcext:value-type="float">
            <text:p>96055740</text:p>
          </table:table-cell>
          <table:table-cell office:value-type="float" office:value="5837734" calcext:value-type="float">
            <text:p>5837734</text:p>
          </table:table-cell>
          <table:table-cell office:value-type="float" office:value="9087828" calcext:value-type="float">
            <text:p>9087828</text:p>
          </table:table-cell>
          <table:table-cell office:value-type="float" office:value="7094697" calcext:value-type="float">
            <text:p>7094697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476538662" calcext:value-type="float">
            <text:p>476538662</text:p>
          </table:table-cell>
          <table:table-cell office:value-type="float" office:value="172945684" calcext:value-type="float">
            <text:p>172945684</text:p>
          </table:table-cell>
          <table:table-cell office:value-type="float" office:value="167050529" calcext:value-type="float">
            <text:p>167050529</text:p>
          </table:table-cell>
          <table:table-cell office:value-type="float" office:value="2485007" calcext:value-type="float">
            <text:p>2485007</text:p>
          </table:table-cell>
          <table:table-cell office:value-type="float" office:value="10814547" calcext:value-type="float">
            <text:p>10814547</text:p>
          </table:table-cell>
          <table:table-cell office:value-type="float" office:value="9667215" calcext:value-type="float">
            <text:p>9667215</text:p>
          </table:table-cell>
          <table:table-cell office:value-type="float" office:value="3652" calcext:value-type="float">
            <text:p>3652</text:p>
          </table:table-cell>
          <table:table-cell office:value-type="float" office:value="506" calcext:value-type="float">
            <text:p>506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467923776" calcext:value-type="float">
            <text:p>467923776</text:p>
          </table:table-cell>
          <table:table-cell office:value-type="float" office:value="120858472" calcext:value-type="float">
            <text:p>120858472</text:p>
          </table:table-cell>
          <table:table-cell office:value-type="float" office:value="193918982" calcext:value-type="float">
            <text:p>193918982</text:p>
          </table:table-cell>
          <table:table-cell office:value-type="float" office:value="12923753" calcext:value-type="float">
            <text:p>12923753</text:p>
          </table:table-cell>
          <table:table-cell office:value-type="float" office:value="28063945" calcext:value-type="float">
            <text:p>28063945</text:p>
          </table:table-cell>
          <table:table-cell office:value-type="float" office:value="17272280" calcext:value-type="float">
            <text:p>17272280</text:p>
          </table:table-cell>
          <table:table-cell office:value-type="float" office:value="81682" calcext:value-type="float">
            <text:p>81682</text:p>
          </table:table-cell>
          <table:table-cell office:value-type="float" office:value="6526" calcext:value-type="float">
            <text:p>6526</text:p>
          </table:table-cell>
          <table:table-cell office:value-type="float" office:value="18942" calcext:value-type="float">
            <text:p>18942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438678380" calcext:value-type="float">
            <text:p>438678380</text:p>
          </table:table-cell>
          <table:table-cell office:value-type="float" office:value="192552213" calcext:value-type="float">
            <text:p>192552213</text:p>
          </table:table-cell>
          <table:table-cell office:value-type="float" office:value="186176627" calcext:value-type="float">
            <text:p>186176627</text:p>
          </table:table-cell>
          <table:table-cell office:value-type="float" office:value="565242" calcext:value-type="float">
            <text:p>565242</text:p>
          </table:table-cell>
          <table:table-cell office:value-type="float" office:value="6187098" calcext:value-type="float">
            <text:p>6187098</text:p>
          </table:table-cell>
          <table:table-cell office:value-type="float" office:value="580531" calcext:value-type="float">
            <text:p>580531</text:p>
          </table:table-cell>
          <table:table-cell office:value-type="float" office:value="4213" calcext:value-type="float">
            <text:p>4213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432579312" calcext:value-type="float">
            <text:p>432579312</text:p>
          </table:table-cell>
          <table:table-cell office:value-type="float" office:value="201305100" calcext:value-type="float">
            <text:p>201305100</text:p>
          </table:table-cell>
          <table:table-cell office:value-type="float" office:value="185372676" calcext:value-type="float">
            <text:p>185372676</text:p>
          </table:table-cell>
          <table:table-cell office:value-type="float" office:value="1637914" calcext:value-type="float">
            <text:p>1637914</text:p>
          </table:table-cell>
          <table:table-cell office:value-type="float" office:value="2856138" calcext:value-type="float">
            <text:p>2856138</text:p>
          </table:table-cell>
          <table:table-cell office:value-type="float" office:value="10444799" calcext:value-type="float">
            <text:p>10444799</text:p>
          </table:table-cell>
          <table:table-cell office:value-type="float" office:value="12572" calcext:value-type="float">
            <text:p>12572</text:p>
          </table:table-cell>
          <table:table-cell office:value-type="float" office:value="1219" calcext:value-type="float">
            <text:p>12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427893300" calcext:value-type="float">
            <text:p>427893300</text:p>
          </table:table-cell>
          <table:table-cell office:value-type="float" office:value="118426050" calcext:value-type="float">
            <text:p>118426050</text:p>
          </table:table-cell>
          <table:table-cell office:value-type="float" office:value="10234350" calcext:value-type="float">
            <text:p>10234350</text:p>
          </table:table-cell>
          <table:table-cell office:value-type="float" office:value="17839" calcext:value-type="float">
            <text:p>17839</text:p>
          </table:table-cell>
          <table:table-cell office:value-type="float" office:value="3785701" calcext:value-type="float">
            <text:p>3785701</text:p>
          </table:table-cell>
          <table:table-cell office:value-type="float" office:value="78959" calcext:value-type="float">
            <text:p>78959</text:p>
          </table:table-cell>
          <table:table-cell office:value-type="float" office:value="611" calcext:value-type="float">
            <text:p>611</text:p>
          </table:table-cell>
          <table:table-cell office:value-type="float" office:value="8278" calcext:value-type="float">
            <text:p>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403268145" calcext:value-type="float">
            <text:p>403268145</text:p>
          </table:table-cell>
          <table:table-cell office:value-type="float" office:value="177841420" calcext:value-type="float">
            <text:p>177841420</text:p>
          </table:table-cell>
          <table:table-cell office:value-type="float" office:value="94227612" calcext:value-type="float">
            <text:p>94227612</text:p>
          </table:table-cell>
          <table:table-cell office:value-type="float" office:value="4403075" calcext:value-type="float">
            <text:p>4403075</text:p>
          </table:table-cell>
          <table:table-cell office:value-type="float" office:value="6430950" calcext:value-type="float">
            <text:p>6430950</text:p>
          </table:table-cell>
          <table:table-cell office:value-type="float" office:value="2701667" calcext:value-type="float">
            <text:p>2701667</text:p>
          </table:table-cell>
          <table:table-cell office:value-type="float" office:value="3428" calcext:value-type="float">
            <text:p>3428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394719644" calcext:value-type="float">
            <text:p>394719644</text:p>
          </table:table-cell>
          <table:table-cell office:value-type="float" office:value="162962598" calcext:value-type="float">
            <text:p>162962598</text:p>
          </table:table-cell>
          <table:table-cell office:value-type="float" office:value="99880302" calcext:value-type="float">
            <text:p>99880302</text:p>
          </table:table-cell>
          <table:table-cell office:value-type="float" office:value="6689051" calcext:value-type="float">
            <text:p>6689051</text:p>
          </table:table-cell>
          <table:table-cell office:value-type="float" office:value="14429700" calcext:value-type="float">
            <text:p>14429700</text:p>
          </table:table-cell>
          <table:table-cell office:value-type="float" office:value="1721124" calcext:value-type="float">
            <text:p>1721124</text:p>
          </table:table-cell>
          <table:table-cell office:value-type="float" office:value="953" calcext:value-type="float">
            <text:p>953</text:p>
          </table:table-cell>
          <table:table-cell office:value-type="float" office:value="46" calcext:value-type="float">
            <text:p>4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377833849" calcext:value-type="float">
            <text:p>377833849</text:p>
          </table:table-cell>
          <table:table-cell office:value-type="float" office:value="128604867" calcext:value-type="float">
            <text:p>128604867</text:p>
          </table:table-cell>
          <table:table-cell office:value-type="float" office:value="54687030" calcext:value-type="float">
            <text:p>54687030</text:p>
          </table:table-cell>
          <table:table-cell office:value-type="float" office:value="1502689" calcext:value-type="float">
            <text:p>1502689</text:p>
          </table:table-cell>
          <table:table-cell office:value-type="float" office:value="5374893" calcext:value-type="float">
            <text:p>5374893</text:p>
          </table:table-cell>
          <table:table-cell office:value-type="float" office:value="3345498" calcext:value-type="float">
            <text:p>3345498</text:p>
          </table:table-cell>
          <table:table-cell office:value-type="float" office:value="7373" calcext:value-type="float">
            <text:p>7373</text:p>
          </table:table-cell>
          <table:table-cell office:value-type="float" office:value="7732" calcext:value-type="float">
            <text:p>7732</text:p>
          </table:table-cell>
          <table:table-cell office:value-type="float" office:value="22398" calcext:value-type="float">
            <text:p>22398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322809431" calcext:value-type="float">
            <text:p>322809431</text:p>
          </table:table-cell>
          <table:table-cell office:value-type="float" office:value="129459020" calcext:value-type="float">
            <text:p>129459020</text:p>
          </table:table-cell>
          <table:table-cell office:value-type="float" office:value="60230494" calcext:value-type="float">
            <text:p>60230494</text:p>
          </table:table-cell>
          <table:table-cell office:value-type="float" office:value="2047300" calcext:value-type="float">
            <text:p>2047300</text:p>
          </table:table-cell>
          <table:table-cell office:value-type="float" office:value="21895593" calcext:value-type="float">
            <text:p>21895593</text:p>
          </table:table-cell>
          <table:table-cell office:value-type="float" office:value="946232" calcext:value-type="float">
            <text:p>946232</text:p>
          </table:table-cell>
          <table:table-cell office:value-type="float" office:value="9339" calcext:value-type="float">
            <text:p>9339</text:p>
          </table:table-cell>
          <table:table-cell office:value-type="float" office:value="112415" calcext:value-type="float">
            <text:p>1124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316954530" calcext:value-type="float">
            <text:p>316954530</text:p>
          </table:table-cell>
          <table:table-cell table:number-columns-repeated="2" office:value-type="float" office:value="126781812" calcext:value-type="float">
            <text:p>126781812</text:p>
          </table:table-cell>
          <table:table-cell office:value-type="float" office:value="254082" calcext:value-type="float">
            <text:p>254082</text:p>
          </table:table-cell>
          <table:table-cell office:value-type="float" office:value="25442295" calcext:value-type="float">
            <text:p>25442295</text:p>
          </table:table-cell>
          <table:table-cell office:value-type="float" office:value="7411801" calcext:value-type="float">
            <text:p>7411801</text:p>
          </table:table-cell>
          <table:table-cell office:value-type="float" office:value="385" calcext:value-type="float">
            <text:p>385</text:p>
          </table:table-cell>
          <table:table-cell office:value-type="float" office:value="2871" calcext:value-type="float">
            <text:p>2871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309915606" calcext:value-type="float">
            <text:p>309915606</text:p>
          </table:table-cell>
          <table:table-cell office:value-type="float" office:value="163922304" calcext:value-type="float">
            <text:p>163922304</text:p>
          </table:table-cell>
          <table:table-cell office:value-type="float" office:value="38025246" calcext:value-type="float">
            <text:p>38025246</text:p>
          </table:table-cell>
          <table:table-cell office:value-type="float" office:value="1490088" calcext:value-type="float">
            <text:p>1490088</text:p>
          </table:table-cell>
          <table:table-cell office:value-type="float" office:value="1777755" calcext:value-type="float">
            <text:p>1777755</text:p>
          </table:table-cell>
          <table:table-cell office:value-type="float" office:value="2472870" calcext:value-type="float">
            <text:p>2472870</text:p>
          </table:table-cell>
          <table:table-cell office:value-type="float" office:value="2689" calcext:value-type="float">
            <text:p>2689</text:p>
          </table:table-cell>
          <table:table-cell office:value-type="float" office:value="442" calcext:value-type="float">
            <text:p>4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307915012" calcext:value-type="float">
            <text:p>307915012</text:p>
          </table:table-cell>
          <table:table-cell office:value-type="float" office:value="87919236" calcext:value-type="float">
            <text:p>87919236</text:p>
          </table:table-cell>
          <table:table-cell office:value-type="float" office:value="53953668" calcext:value-type="float">
            <text:p>53953668</text:p>
          </table:table-cell>
          <table:table-cell office:value-type="float" office:value="601647" calcext:value-type="float">
            <text:p>601647</text:p>
          </table:table-cell>
          <table:table-cell office:value-type="float" office:value="12690791" calcext:value-type="float">
            <text:p>12690791</text:p>
          </table:table-cell>
          <table:table-cell office:value-type="float" office:value="14260610" calcext:value-type="float">
            <text:p>14260610</text:p>
          </table:table-cell>
          <table:table-cell office:value-type="float" office:value="1376" calcext:value-type="float">
            <text:p>1376</text:p>
          </table:table-cell>
          <table:table-cell office:value-type="float" office:value="754" calcext:value-type="float">
            <text:p>75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295600569" calcext:value-type="float">
            <text:p>295600569</text:p>
          </table:table-cell>
          <table:table-cell office:value-type="float" office:value="96787881" calcext:value-type="float">
            <text:p>96787881</text:p>
          </table:table-cell>
          <table:table-cell office:value-type="float" office:value="56198394" calcext:value-type="float">
            <text:p>56198394</text:p>
          </table:table-cell>
          <table:table-cell office:value-type="float" office:value="961" calcext:value-type="float">
            <text:p>961</text:p>
          </table:table-cell>
          <table:table-cell office:value-type="float" office:value="4799578" calcext:value-type="float">
            <text:p>4799578</text:p>
          </table:table-cell>
          <table:table-cell office:value-type="float" office:value="744333" calcext:value-type="float">
            <text:p>744333</text:p>
          </table:table-cell>
          <table:table-cell office:value-type="float" office:value="874" calcext:value-type="float">
            <text:p>874</text:p>
          </table:table-cell>
          <table:table-cell office:value-type="float" office:value="86868" calcext:value-type="float">
            <text:p>86868</text:p>
          </table:table-cell>
          <table:table-cell office:value-type="float" office:value="96045" calcext:value-type="float">
            <text:p>96045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288872980" calcext:value-type="float">
            <text:p>288872980</text:p>
          </table:table-cell>
          <table:table-cell office:value-type="float" office:value="131305900" calcext:value-type="float">
            <text:p>131305900</text:p>
          </table:table-cell>
          <table:table-cell office:value-type="float" office:value="94540248" calcext:value-type="float">
            <text:p>94540248</text:p>
          </table:table-cell>
          <table:table-cell office:value-type="float" office:value="1185579" calcext:value-type="float">
            <text:p>1185579</text:p>
          </table:table-cell>
          <table:table-cell office:value-type="float" office:value="5100108" calcext:value-type="float">
            <text:p>5100108</text:p>
          </table:table-cell>
          <table:table-cell office:value-type="float" office:value="13788581" calcext:value-type="float">
            <text:p>13788581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280242310" calcext:value-type="float">
            <text:p>280242310</text:p>
          </table:table-cell>
          <table:table-cell office:value-type="float" office:value="72422170" calcext:value-type="float">
            <text:p>72422170</text:p>
          </table:table-cell>
          <table:table-cell office:value-type="float" office:value="62975800" calcext:value-type="float">
            <text:p>62975800</text:p>
          </table:table-cell>
          <table:table-cell office:value-type="float" office:value="488357" calcext:value-type="float">
            <text:p>488357</text:p>
          </table:table-cell>
          <table:table-cell office:value-type="float" office:value="13704954" calcext:value-type="float">
            <text:p>13704954</text:p>
          </table:table-cell>
          <table:table-cell office:value-type="float" office:value="101670" calcext:value-type="float">
            <text:p>101670</text:p>
          </table:table-cell>
          <table:table-cell office:value-type="float" office:value="2181" calcext:value-type="float">
            <text:p>2181</text:p>
          </table:table-cell>
          <table:table-cell office:value-type="float" office:value="1083" calcext:value-type="float">
            <text:p>10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279458696" calcext:value-type="float">
            <text:p>279458696</text:p>
          </table:table-cell>
          <table:table-cell office:value-type="float" office:value="120097952" calcext:value-type="float">
            <text:p>120097952</text:p>
          </table:table-cell>
          <table:table-cell office:value-type="float" office:value="94692616" calcext:value-type="float">
            <text:p>94692616</text:p>
          </table:table-cell>
          <table:table-cell office:value-type="float" office:value="3742034" calcext:value-type="float">
            <text:p>3742034</text:p>
          </table:table-cell>
          <table:table-cell office:value-type="float" office:value="17883985" calcext:value-type="float">
            <text:p>17883985</text:p>
          </table:table-cell>
          <table:table-cell office:value-type="float" office:value="2999447" calcext:value-type="float">
            <text:p>2999447</text:p>
          </table:table-cell>
          <table:table-cell office:value-type="float" office:value="6401" calcext:value-type="float">
            <text:p>6401</text:p>
          </table:table-cell>
          <table:table-cell office:value-type="float" office:value="5818" calcext:value-type="float">
            <text:p>5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264954024" calcext:value-type="float">
            <text:p>264954024</text:p>
          </table:table-cell>
          <table:table-cell office:value-type="float" office:value="143516763" calcext:value-type="float">
            <text:p>143516763</text:p>
          </table:table-cell>
          <table:table-cell office:value-type="float" office:value="110397510" calcext:value-type="float">
            <text:p>110397510</text:p>
          </table:table-cell>
          <table:table-cell office:value-type="float" office:value="327332" calcext:value-type="float">
            <text:p>327332</text:p>
          </table:table-cell>
          <table:table-cell office:value-type="float" office:value="20418637" calcext:value-type="float">
            <text:p>20418637</text:p>
          </table:table-cell>
          <table:table-cell office:value-type="float" office:value="5468486" calcext:value-type="float">
            <text:p>5468486</text:p>
          </table:table-cell>
          <table:table-cell office:value-type="float" office:value="545" calcext:value-type="float">
            <text:p>545</text:p>
          </table:table-cell>
          <table:table-cell office:value-type="float" office:value="861" calcext:value-type="float">
            <text:p>861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259299424" calcext:value-type="float">
            <text:p>259299424</text:p>
          </table:table-cell>
          <table:table-cell office:value-type="float" office:value="109338798" calcext:value-type="float">
            <text:p>109338798</text:p>
          </table:table-cell>
          <table:table-cell office:value-type="float" office:value="85019628" calcext:value-type="float">
            <text:p>85019628</text:p>
          </table:table-cell>
          <table:table-cell office:value-type="float" office:value="7746582" calcext:value-type="float">
            <text:p>7746582</text:p>
          </table:table-cell>
          <table:table-cell office:value-type="float" office:value="18352128" calcext:value-type="float">
            <text:p>18352128</text:p>
          </table:table-cell>
          <table:table-cell office:value-type="float" office:value="3240623" calcext:value-type="float">
            <text:p>3240623</text:p>
          </table:table-cell>
          <table:table-cell office:value-type="float" office:value="24763" calcext:value-type="float">
            <text:p>24763</text:p>
          </table:table-cell>
          <table:table-cell office:value-type="float" office:value="3257" calcext:value-type="float">
            <text:p>325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249334820" calcext:value-type="float">
            <text:p>249334820</text:p>
          </table:table-cell>
          <table:table-cell office:value-type="float" office:value="76002568" calcext:value-type="float">
            <text:p>76002568</text:p>
          </table:table-cell>
          <table:table-cell office:value-type="float" office:value="102520058" calcext:value-type="float">
            <text:p>102520058</text:p>
          </table:table-cell>
          <table:table-cell office:value-type="float" office:value="5032949" calcext:value-type="float">
            <text:p>5032949</text:p>
          </table:table-cell>
          <table:table-cell office:value-type="float" office:value="10226289" calcext:value-type="float">
            <text:p>10226289</text:p>
          </table:table-cell>
          <table:table-cell office:value-type="float" office:value="1590033" calcext:value-type="float">
            <text:p>1590033</text:p>
          </table:table-cell>
          <table:table-cell office:value-type="float" office:value="23439" calcext:value-type="float">
            <text:p>23439</text:p>
          </table:table-cell>
          <table:table-cell office:value-type="float" office:value="19844" calcext:value-type="float">
            <text:p>19844</text:p>
          </table:table-cell>
          <table:table-cell office:value-type="float" office:value="70503" calcext:value-type="float">
            <text:p>70503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248188723" calcext:value-type="float">
            <text:p>248188723</text:p>
          </table:table-cell>
          <table:table-cell office:value-type="float" office:value="105149494" calcext:value-type="float">
            <text:p>105149494</text:p>
          </table:table-cell>
          <table:table-cell office:value-type="float" office:value="34561317" calcext:value-type="float">
            <text:p>34561317</text:p>
          </table:table-cell>
          <table:table-cell office:value-type="float" office:value="1189091" calcext:value-type="float">
            <text:p>1189091</text:p>
          </table:table-cell>
          <table:table-cell office:value-type="float" office:value="12068845" calcext:value-type="float">
            <text:p>12068845</text:p>
          </table:table-cell>
          <table:table-cell office:value-type="float" office:value="594042" calcext:value-type="float">
            <text:p>594042</text:p>
          </table:table-cell>
          <table:table-cell office:value-type="float" office:value="6394" calcext:value-type="float">
            <text:p>6394</text:p>
          </table:table-cell>
          <table:table-cell office:value-type="float" office:value="213" calcext:value-type="float">
            <text:p>21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247353628" calcext:value-type="float">
            <text:p>247353628</text:p>
          </table:table-cell>
          <table:table-cell office:value-type="float" office:value="100107056" calcext:value-type="float">
            <text:p>100107056</text:p>
          </table:table-cell>
          <table:table-cell office:value-type="float" office:value="11873189" calcext:value-type="float">
            <text:p>11873189</text:p>
          </table:table-cell>
          <table:table-cell office:value-type="float" office:value="376687" calcext:value-type="float">
            <text:p>376687</text:p>
          </table:table-cell>
          <table:table-cell office:value-type="float" office:value="592684" calcext:value-type="float">
            <text:p>592684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245572218" calcext:value-type="float">
            <text:p>245572218</text:p>
          </table:table-cell>
          <table:table-cell office:value-type="float" office:value="122786109" calcext:value-type="float">
            <text:p>122786109</text:p>
          </table:table-cell>
          <table:table-cell office:value-type="float" office:value="81857406" calcext:value-type="float">
            <text:p>81857406</text:p>
          </table:table-cell>
          <table:table-cell office:value-type="float" office:value="394594" calcext:value-type="float">
            <text:p>394594</text:p>
          </table:table-cell>
          <table:table-cell office:value-type="float" office:value="4669924" calcext:value-type="float">
            <text:p>4669924</text:p>
          </table:table-cell>
          <table:table-cell office:value-type="float" office:value="8305" calcext:value-type="float">
            <text:p>8305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238410732" calcext:value-type="float">
            <text:p>238410732</text:p>
          </table:table-cell>
          <table:table-cell office:value-type="float" office:value="156689118" calcext:value-type="float">
            <text:p>156689118</text:p>
          </table:table-cell>
          <table:table-cell office:value-type="float" office:value="9734900" calcext:value-type="float">
            <text:p>9734900</text:p>
          </table:table-cell>
          <table:table-cell office:value-type="float" office:value="99691" calcext:value-type="float">
            <text:p>99691</text:p>
          </table:table-cell>
          <table:table-cell office:value-type="float" office:value="2304107" calcext:value-type="float">
            <text:p>2304107</text:p>
          </table:table-cell>
          <table:table-cell office:value-type="float" office:value="841953" calcext:value-type="float">
            <text:p>841953</text:p>
          </table:table-cell>
          <table:table-cell office:value-type="float" office:value="1403" calcext:value-type="float">
            <text:p>1403</text:p>
          </table:table-cell>
          <table:table-cell office:value-type="float" office:value="15252" calcext:value-type="float">
            <text:p>1525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235668225" calcext:value-type="float">
            <text:p>235668225</text:p>
          </table:table-cell>
          <table:table-cell office:value-type="float" office:value="83240502" calcext:value-type="float">
            <text:p>83240502</text:p>
          </table:table-cell>
          <table:table-cell office:value-type="float" office:value="120583713" calcext:value-type="float">
            <text:p>120583713</text:p>
          </table:table-cell>
          <table:table-cell office:value-type="float" office:value="5356754" calcext:value-type="float">
            <text:p>5356754</text:p>
          </table:table-cell>
          <table:table-cell office:value-type="float" office:value="13926320" calcext:value-type="float">
            <text:p>13926320</text:p>
          </table:table-cell>
          <table:table-cell office:value-type="float" office:value="497171" calcext:value-type="float">
            <text:p>497171</text:p>
          </table:table-cell>
          <table:table-cell office:value-type="float" office:value="18455" calcext:value-type="float">
            <text:p>184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232433322" calcext:value-type="float">
            <text:p>232433322</text:p>
          </table:table-cell>
          <table:table-cell table:number-columns-repeated="2" office:value-type="float" office:value="105651510" calcext:value-type="float">
            <text:p>105651510</text:p>
          </table:table-cell>
          <table:table-cell office:value-type="float" office:value="237240" calcext:value-type="float">
            <text:p>237240</text:p>
          </table:table-cell>
          <table:table-cell office:value-type="float" office:value="24029317" calcext:value-type="float">
            <text:p>24029317</text:p>
          </table:table-cell>
          <table:table-cell office:value-type="float" office:value="1107428" calcext:value-type="float">
            <text:p>1107428</text:p>
          </table:table-cell>
          <table:table-cell office:value-type="float" office:value="230" calcext:value-type="float">
            <text:p>230</text:p>
          </table:table-cell>
          <table:table-cell office:value-type="float" office:value="5065" calcext:value-type="float">
            <text:p>506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215341676" calcext:value-type="float">
            <text:p>215341676</text:p>
          </table:table-cell>
          <table:table-cell office:value-type="float" office:value="99792484" calcext:value-type="float">
            <text:p>99792484</text:p>
          </table:table-cell>
          <table:table-cell office:value-type="float" office:value="63026832" calcext:value-type="float">
            <text:p>63026832</text:p>
          </table:table-cell>
          <table:table-cell office:value-type="float" office:value="1813036" calcext:value-type="float">
            <text:p>1813036</text:p>
          </table:table-cell>
          <table:table-cell office:value-type="float" office:value="17552948" calcext:value-type="float">
            <text:p>17552948</text:p>
          </table:table-cell>
          <table:table-cell office:value-type="float" office:value="10708276" calcext:value-type="float">
            <text:p>10708276</text:p>
          </table:table-cell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209402369" calcext:value-type="float">
            <text:p>209402369</text:p>
          </table:table-cell>
          <table:table-cell office:value-type="float" office:value="106129480" calcext:value-type="float">
            <text:p>106129480</text:p>
          </table:table-cell>
          <table:table-cell office:value-type="float" office:value="40088064" calcext:value-type="float">
            <text:p>40088064</text:p>
          </table:table-cell>
          <table:table-cell office:value-type="float" office:value="1646136" calcext:value-type="float">
            <text:p>1646136</text:p>
          </table:table-cell>
          <table:table-cell office:value-type="float" office:value="10820437" calcext:value-type="float">
            <text:p>10820437</text:p>
          </table:table-cell>
          <table:table-cell office:value-type="float" office:value="1518368" calcext:value-type="float">
            <text:p>1518368</text:p>
          </table:table-cell>
          <table:table-cell office:value-type="float" office:value="5710" calcext:value-type="float">
            <text:p>5710</text:p>
          </table:table-cell>
          <table:table-cell office:value-type="float" office:value="10221" calcext:value-type="float">
            <text:p>10221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205133904" calcext:value-type="float">
            <text:p>205133904</text:p>
          </table:table-cell>
          <table:table-cell office:value-type="float" office:value="78080002" calcext:value-type="float">
            <text:p>78080002</text:p>
          </table:table-cell>
          <table:table-cell office:value-type="float" office:value="93565050" calcext:value-type="float">
            <text:p>93565050</text:p>
          </table:table-cell>
          <table:table-cell office:value-type="float" office:value="2450456" calcext:value-type="float">
            <text:p>2450456</text:p>
          </table:table-cell>
          <table:table-cell office:value-type="float" office:value="11208115" calcext:value-type="float">
            <text:p>11208115</text:p>
          </table:table-cell>
          <table:table-cell office:value-type="float" office:value="8925093" calcext:value-type="float">
            <text:p>8925093</text:p>
          </table:table-cell>
          <table:table-cell office:value-type="float" office:value="8319" calcext:value-type="float">
            <text:p>8319</text:p>
          </table:table-cell>
          <table:table-cell office:value-type="float" office:value="638" calcext:value-type="float">
            <text:p>63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201891048" calcext:value-type="float">
            <text:p>201891048</text:p>
          </table:table-cell>
          <table:table-cell office:value-type="float" office:value="63338368" calcext:value-type="float">
            <text:p>63338368</text:p>
          </table:table-cell>
          <table:table-cell office:value-type="float" office:value="126676736" calcext:value-type="float">
            <text:p>126676736</text:p>
          </table:table-cell>
          <table:table-cell office:value-type="float" office:value="871584" calcext:value-type="float">
            <text:p>871584</text:p>
          </table:table-cell>
          <table:table-cell office:value-type="float" office:value="4200335" calcext:value-type="float">
            <text:p>4200335</text:p>
          </table:table-cell>
          <table:table-cell office:value-type="float" office:value="5615978" calcext:value-type="float">
            <text:p>561597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194779534" calcext:value-type="float">
            <text:p>194779534</text:p>
          </table:table-cell>
          <table:table-cell office:value-type="float" office:value="42352166" calcext:value-type="float">
            <text:p>42352166</text:p>
          </table:table-cell>
          <table:table-cell office:value-type="float" office:value="39076097" calcext:value-type="float">
            <text:p>39076097</text:p>
          </table:table-cell>
          <table:table-cell office:value-type="float" office:value="1806947" calcext:value-type="float">
            <text:p>1806947</text:p>
          </table:table-cell>
          <table:table-cell office:value-type="float" office:value="2818080" calcext:value-type="float">
            <text:p>2818080</text:p>
          </table:table-cell>
          <table:table-cell office:value-type="float" office:value="4231688" calcext:value-type="float">
            <text:p>4231688</text:p>
          </table:table-cell>
          <table:table-cell office:value-type="float" office:value="3971" calcext:value-type="float">
            <text:p>3971</text:p>
          </table:table-cell>
          <table:table-cell office:value-type="float" office:value="56" calcext:value-type="float">
            <text:p>56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194182264" calcext:value-type="float">
            <text:p>194182264</text:p>
          </table:table-cell>
          <table:table-cell office:value-type="float" office:value="56771515" calcext:value-type="float">
            <text:p>56771515</text:p>
          </table:table-cell>
          <table:table-cell office:value-type="float" office:value="51944930" calcext:value-type="float">
            <text:p>51944930</text:p>
          </table:table-cell>
          <table:table-cell office:value-type="float" office:value="5537354" calcext:value-type="float">
            <text:p>5537354</text:p>
          </table:table-cell>
          <table:table-cell office:value-type="float" office:value="5508308" calcext:value-type="float">
            <text:p>5508308</text:p>
          </table:table-cell>
          <table:table-cell office:value-type="float" office:value="7353375" calcext:value-type="float">
            <text:p>7353375</text:p>
          </table:table-cell>
          <table:table-cell office:value-type="float" office:value="7195" calcext:value-type="float">
            <text:p>7195</text:p>
          </table:table-cell>
          <table:table-cell office:value-type="float" office:value="997" calcext:value-type="float">
            <text:p>99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191952687" calcext:value-type="float">
            <text:p>191952687</text:p>
          </table:table-cell>
          <table:table-cell office:value-type="float" office:value="74365352" calcext:value-type="float">
            <text:p>74365352</text:p>
          </table:table-cell>
          <table:table-cell office:value-type="float" office:value="40640832" calcext:value-type="float">
            <text:p>40640832</text:p>
          </table:table-cell>
          <table:table-cell office:value-type="float" office:value="1836381" calcext:value-type="float">
            <text:p>1836381</text:p>
          </table:table-cell>
          <table:table-cell office:value-type="float" office:value="8084322" calcext:value-type="float">
            <text:p>8084322</text:p>
          </table:table-cell>
          <table:table-cell office:value-type="float" office:value="650349" calcext:value-type="float">
            <text:p>650349</text:p>
          </table:table-cell>
          <table:table-cell office:value-type="float" office:value="5864" calcext:value-type="float">
            <text:p>5864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185224791" calcext:value-type="float">
            <text:p>185224791</text:p>
          </table:table-cell>
          <table:table-cell office:value-type="float" office:value="73564456" calcext:value-type="float">
            <text:p>73564456</text:p>
          </table:table-cell>
          <table:table-cell office:value-type="float" office:value="60427946" calcext:value-type="float">
            <text:p>60427946</text:p>
          </table:table-cell>
          <table:table-cell office:value-type="float" office:value="809120" calcext:value-type="float">
            <text:p>809120</text:p>
          </table:table-cell>
          <table:table-cell office:value-type="float" office:value="6559887" calcext:value-type="float">
            <text:p>6559887</text:p>
          </table:table-cell>
          <table:table-cell office:value-type="float" office:value="1165324" calcext:value-type="float">
            <text:p>1165324</text:p>
          </table:table-cell>
          <table:table-cell office:value-type="float" office:value="4095" calcext:value-type="float">
            <text:p>4095</text:p>
          </table:table-cell>
          <table:table-cell office:value-type="float" office:value="3516" calcext:value-type="float">
            <text:p>3516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185189442" calcext:value-type="float">
            <text:p>185189442</text:p>
          </table:table-cell>
          <table:table-cell office:value-type="float" office:value="80402548" calcext:value-type="float">
            <text:p>80402548</text:p>
          </table:table-cell>
          <table:table-cell office:value-type="float" office:value="26703348" calcext:value-type="float">
            <text:p>26703348</text:p>
          </table:table-cell>
          <table:table-cell office:value-type="float" office:value="1372280" calcext:value-type="float">
            <text:p>1372280</text:p>
          </table:table-cell>
          <table:table-cell office:value-type="float" office:value="23487142" calcext:value-type="float">
            <text:p>23487142</text:p>
          </table:table-cell>
          <table:table-cell office:value-type="float" office:value="739489" calcext:value-type="float">
            <text:p>739489</text:p>
          </table:table-cell>
          <table:table-cell office:value-type="float" office:value="7849" calcext:value-type="float">
            <text:p>7849</text:p>
          </table:table-cell>
          <table:table-cell office:value-type="float" office:value="173965" calcext:value-type="float">
            <text:p>1739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182966472" calcext:value-type="float">
            <text:p>182966472</text:p>
          </table:table-cell>
          <table:table-cell office:value-type="float" office:value="11355552" calcext:value-type="float">
            <text:p>11355552</text:p>
          </table:table-cell>
          <table:table-cell office:value-type="float" office:value="56370168" calcext:value-type="float">
            <text:p>56370168</text:p>
          </table:table-cell>
          <table:table-cell office:value-type="float" office:value="446685" calcext:value-type="float">
            <text:p>446685</text:p>
          </table:table-cell>
          <table:table-cell office:value-type="float" office:value="625514" calcext:value-type="float">
            <text:p>625514</text:p>
          </table:table-cell>
          <table:table-cell office:value-type="float" office:value="2893321" calcext:value-type="float">
            <text:p>2893321</text:p>
          </table:table-cell>
          <table:table-cell office:value-type="float" office:value="1464" calcext:value-type="float">
            <text:p>1464</text:p>
          </table:table-cell>
          <table:table-cell office:value-type="float" office:value="878" calcext:value-type="float">
            <text:p>878</text:p>
          </table:table-cell>
          <table:table-cell office:value-type="float" office:value="72946" calcext:value-type="float">
            <text:p>72946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182018332" calcext:value-type="float">
            <text:p>182018332</text:p>
          </table:table-cell>
          <table:table-cell office:value-type="float" office:value="82656763" calcext:value-type="float">
            <text:p>82656763</text:p>
          </table:table-cell>
          <table:table-cell office:value-type="float" office:value="40156584" calcext:value-type="float">
            <text:p>40156584</text:p>
          </table:table-cell>
          <table:table-cell office:value-type="float" office:value="581172" calcext:value-type="float">
            <text:p>581172</text:p>
          </table:table-cell>
          <table:table-cell office:value-type="float" office:value="4544635" calcext:value-type="float">
            <text:p>4544635</text:p>
          </table:table-cell>
          <table:table-cell office:value-type="float" office:value="1116878" calcext:value-type="float">
            <text:p>1116878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176807805" calcext:value-type="float">
            <text:p>176807805</text:p>
          </table:table-cell>
          <table:table-cell office:value-type="float" office:value="54150238" calcext:value-type="float">
            <text:p>54150238</text:p>
          </table:table-cell>
          <table:table-cell office:value-type="float" office:value="33344768" calcext:value-type="float">
            <text:p>33344768</text:p>
          </table:table-cell>
          <table:table-cell office:value-type="float" office:value="607223" calcext:value-type="float">
            <text:p>607223</text:p>
          </table:table-cell>
          <table:table-cell office:value-type="float" office:value="2995332" calcext:value-type="float">
            <text:p>2995332</text:p>
          </table:table-cell>
          <table:table-cell office:value-type="float" office:value="2486709" calcext:value-type="float">
            <text:p>2486709</text:p>
          </table:table-cell>
          <table:table-cell office:value-type="float" office:value="3992" calcext:value-type="float">
            <text:p>3992</text:p>
          </table:table-cell>
          <table:table-cell office:value-type="float" office:value="1445" calcext:value-type="float">
            <text:p>144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174281300" calcext:value-type="float">
            <text:p>174281300</text:p>
          </table:table-cell>
          <table:table-cell office:value-type="float" office:value="48852355" calcext:value-type="float">
            <text:p>48852355</text:p>
          </table:table-cell>
          <table:table-cell office:value-type="float" office:value="23291107" calcext:value-type="float">
            <text:p>23291107</text:p>
          </table:table-cell>
          <table:table-cell office:value-type="float" office:value="3287427" calcext:value-type="float">
            <text:p>3287427</text:p>
          </table:table-cell>
          <table:table-cell office:value-type="float" office:value="2313342" calcext:value-type="float">
            <text:p>2313342</text:p>
          </table:table-cell>
          <table:table-cell office:value-type="float" office:value="3348923" calcext:value-type="float">
            <text:p>3348923</text:p>
          </table:table-cell>
          <table:table-cell office:value-type="float" office:value="4925" calcext:value-type="float">
            <text:p>4925</text:p>
          </table:table-cell>
          <table:table-cell office:value-type="float" office:value="23067" calcext:value-type="float">
            <text:p>23067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170430386" calcext:value-type="float">
            <text:p>170430386</text:p>
          </table:table-cell>
          <table:table-cell office:value-type="float" office:value="85941978" calcext:value-type="float">
            <text:p>85941978</text:p>
          </table:table-cell>
          <table:table-cell office:value-type="float" office:value="34715747" calcext:value-type="float">
            <text:p>34715747</text:p>
          </table:table-cell>
          <table:table-cell office:value-type="float" office:value="3404927" calcext:value-type="float">
            <text:p>3404927</text:p>
          </table:table-cell>
          <table:table-cell office:value-type="float" office:value="6009193" calcext:value-type="float">
            <text:p>6009193</text:p>
          </table:table-cell>
          <table:table-cell office:value-type="float" office:value="366889" calcext:value-type="float">
            <text:p>366889</text:p>
          </table:table-cell>
          <table:table-cell office:value-type="float" office:value="10461" calcext:value-type="float">
            <text:p>10461</text:p>
          </table:table-cell>
          <table:table-cell office:value-type="float" office:value="5181" calcext:value-type="float">
            <text:p>518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161442740" calcext:value-type="float">
            <text:p>161442740</text:p>
          </table:table-cell>
          <table:table-cell office:value-type="float" office:value="72266492" calcext:value-type="float">
            <text:p>72266492</text:p>
          </table:table-cell>
          <table:table-cell office:value-type="float" office:value="48949572" calcext:value-type="float">
            <text:p>48949572</text:p>
          </table:table-cell>
          <table:table-cell office:value-type="float" office:value="2406722" calcext:value-type="float">
            <text:p>2406722</text:p>
          </table:table-cell>
          <table:table-cell office:value-type="float" office:value="15787708" calcext:value-type="float">
            <text:p>15787708</text:p>
          </table:table-cell>
          <table:table-cell office:value-type="float" office:value="813402" calcext:value-type="float">
            <text:p>813402</text:p>
          </table:table-cell>
          <table:table-cell office:value-type="float" office:value="5957" calcext:value-type="float">
            <text:p>5957</text:p>
          </table:table-cell>
          <table:table-cell office:value-type="float" office:value="31794" calcext:value-type="float">
            <text:p>3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160106148" calcext:value-type="float">
            <text:p>160106148</text:p>
          </table:table-cell>
          <table:table-cell office:value-type="float" office:value="80053074" calcext:value-type="float">
            <text:p>80053074</text:p>
          </table:table-cell>
          <table:table-cell office:value-type="float" office:value="53368716" calcext:value-type="float">
            <text:p>53368716</text:p>
          </table:table-cell>
          <table:table-cell office:value-type="float" office:value="500236" calcext:value-type="float">
            <text:p>500236</text:p>
          </table:table-cell>
          <table:table-cell office:value-type="float" office:value="7425707" calcext:value-type="float">
            <text:p>7425707</text:p>
          </table:table-cell>
          <table:table-cell office:value-type="float" office:value="1630271" calcext:value-type="float">
            <text:p>1630271</text:p>
          </table:table-cell>
          <table:table-cell office:value-type="float" office:value="1856" calcext:value-type="float">
            <text:p>18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160083990" calcext:value-type="float">
            <text:p>160083990</text:p>
          </table:table-cell>
          <table:table-cell office:value-type="float" office:value="80041995" calcext:value-type="float">
            <text:p>80041995</text:p>
          </table:table-cell>
          <table:table-cell office:value-type="float" office:value="53361330" calcext:value-type="float">
            <text:p>53361330</text:p>
          </table:table-cell>
          <table:table-cell office:value-type="float" office:value="720776" calcext:value-type="float">
            <text:p>720776</text:p>
          </table:table-cell>
          <table:table-cell office:value-type="float" office:value="5655791" calcext:value-type="float">
            <text:p>5655791</text:p>
          </table:table-cell>
          <table:table-cell office:value-type="float" office:value="3112565" calcext:value-type="float">
            <text:p>3112565</text:p>
          </table:table-cell>
          <table:table-cell office:value-type="float" office:value="875" calcext:value-type="float">
            <text:p>875</text:p>
          </table:table-cell>
          <table:table-cell office:value-type="float" office:value="146" calcext:value-type="float">
            <text:p>14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158220893" calcext:value-type="float">
            <text:p>158220893</text:p>
          </table:table-cell>
          <table:table-cell office:value-type="float" office:value="71130106" calcext:value-type="float">
            <text:p>71130106</text:p>
          </table:table-cell>
          <table:table-cell office:value-type="float" office:value="24942700" calcext:value-type="float">
            <text:p>24942700</text:p>
          </table:table-cell>
          <table:table-cell office:value-type="float" office:value="460879" calcext:value-type="float">
            <text:p>460879</text:p>
          </table:table-cell>
          <table:table-cell office:value-type="float" office:value="9521176" calcext:value-type="float">
            <text:p>9521176</text:p>
          </table:table-cell>
          <table:table-cell office:value-type="float" office:value="1614914" calcext:value-type="float">
            <text:p>1614914</text:p>
          </table:table-cell>
          <table:table-cell office:value-type="float" office:value="4119" calcext:value-type="float">
            <text:p>4119</text:p>
          </table:table-cell>
          <table:table-cell office:value-type="float" office:value="3959" calcext:value-type="float">
            <text:p>3959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157654620" calcext:value-type="float">
            <text:p>157654620</text:p>
          </table:table-cell>
          <table:table-cell office:value-type="float" office:value="78827310" calcext:value-type="float">
            <text:p>78827310</text:p>
          </table:table-cell>
          <table:table-cell office:value-type="float" office:value="52551540" calcext:value-type="float">
            <text:p>52551540</text:p>
          </table:table-cell>
          <table:table-cell office:value-type="float" office:value="148997" calcext:value-type="float">
            <text:p>148997</text:p>
          </table:table-cell>
          <table:table-cell office:value-type="float" office:value="4422473" calcext:value-type="float">
            <text:p>4422473</text:p>
          </table:table-cell>
          <table:table-cell office:value-type="float" office:value="22084" calcext:value-type="float">
            <text:p>22084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150428624" calcext:value-type="float">
            <text:p>150428624</text:p>
          </table:table-cell>
          <table:table-cell office:value-type="float" office:value="75214312" calcext:value-type="float">
            <text:p>75214312</text:p>
          </table:table-cell>
          <table:table-cell office:value-type="float" office:value="39586480" calcext:value-type="float">
            <text:p>39586480</text:p>
          </table:table-cell>
          <table:table-cell office:value-type="float" office:value="1122107" calcext:value-type="float">
            <text:p>1122107</text:p>
          </table:table-cell>
          <table:table-cell office:value-type="float" office:value="4809528" calcext:value-type="float">
            <text:p>4809528</text:p>
          </table:table-cell>
          <table:table-cell office:value-type="float" office:value="3958648" calcext:value-type="float">
            <text:p>3958648</text:p>
          </table:table-cell>
          <table:table-cell office:value-type="float" office:value="1991" calcext:value-type="float">
            <text:p>199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147337005" calcext:value-type="float">
            <text:p>147337005</text:p>
          </table:table-cell>
          <table:table-cell office:value-type="float" office:value="79787825" calcext:value-type="float">
            <text:p>79787825</text:p>
          </table:table-cell>
          <table:table-cell office:value-type="float" office:value="12275050" calcext:value-type="float">
            <text:p>12275050</text:p>
          </table:table-cell>
          <table:table-cell office:value-type="float" office:value="2048633" calcext:value-type="float">
            <text:p>2048633</text:p>
          </table:table-cell>
          <table:table-cell office:value-type="float" office:value="1995285" calcext:value-type="float">
            <text:p>1995285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145490386" calcext:value-type="float">
            <text:p>145490386</text:p>
          </table:table-cell>
          <table:table-cell office:value-type="float" office:value="77024322" calcext:value-type="float">
            <text:p>77024322</text:p>
          </table:table-cell>
          <table:table-cell office:value-type="float" office:value="51349548" calcext:value-type="float">
            <text:p>51349548</text:p>
          </table:table-cell>
          <table:table-cell office:value-type="float" office:value="1101267" calcext:value-type="float">
            <text:p>1101267</text:p>
          </table:table-cell>
          <table:table-cell office:value-type="float" office:value="12143829" calcext:value-type="float">
            <text:p>12143829</text:p>
          </table:table-cell>
          <table:table-cell office:value-type="float" office:value="122692" calcext:value-type="float">
            <text:p>122692</text:p>
          </table:table-cell>
          <table:table-cell office:value-type="float" office:value="1257" calcext:value-type="float">
            <text:p>1257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143346190" calcext:value-type="float">
            <text:p>143346190</text:p>
          </table:table-cell>
          <table:table-cell office:value-type="float" office:value="43429208" calcext:value-type="float">
            <text:p>43429208</text:p>
          </table:table-cell>
          <table:table-cell office:value-type="float" office:value="30583572" calcext:value-type="float">
            <text:p>30583572</text:p>
          </table:table-cell>
          <table:table-cell office:value-type="float" office:value="1021722" calcext:value-type="float">
            <text:p>1021722</text:p>
          </table:table-cell>
          <table:table-cell office:value-type="float" office:value="1575079" calcext:value-type="float">
            <text:p>1575079</text:p>
          </table:table-cell>
          <table:table-cell office:value-type="float" office:value="697473" calcext:value-type="float">
            <text:p>697473</text:p>
          </table:table-cell>
          <table:table-cell office:value-type="float" office:value="8478" calcext:value-type="float">
            <text:p>8478</text:p>
          </table:table-cell>
          <table:table-cell office:value-type="float" office:value="1042" calcext:value-type="float">
            <text:p>104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142169175" calcext:value-type="float">
            <text:p>142169175</text:p>
          </table:table-cell>
          <table:table-cell office:value-type="float" office:value="56213524" calcext:value-type="float">
            <text:p>56213524</text:p>
          </table:table-cell>
          <table:table-cell office:value-type="float" office:value="31624251" calcext:value-type="float">
            <text:p>31624251</text:p>
          </table:table-cell>
          <table:table-cell office:value-type="float" office:value="1452314" calcext:value-type="float">
            <text:p>1452314</text:p>
          </table:table-cell>
          <table:table-cell office:value-type="float" office:value="3892139" calcext:value-type="float">
            <text:p>3892139</text:p>
          </table:table-cell>
          <table:table-cell office:value-type="float" office:value="101019" calcext:value-type="float">
            <text:p>101019</text:p>
          </table:table-cell>
          <table:table-cell office:value-type="float" office:value="1406" calcext:value-type="float">
            <text:p>140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140281149" calcext:value-type="float">
            <text:p>140281149</text:p>
          </table:table-cell>
          <table:table-cell office:value-type="float" office:value="62884653" calcext:value-type="float">
            <text:p>62884653</text:p>
          </table:table-cell>
          <table:table-cell office:value-type="float" office:value="58047372" calcext:value-type="float">
            <text:p>58047372</text:p>
          </table:table-cell>
          <table:table-cell office:value-type="float" office:value="470637" calcext:value-type="float">
            <text:p>470637</text:p>
          </table:table-cell>
          <table:table-cell office:value-type="float" office:value="7734761" calcext:value-type="float">
            <text:p>7734761</text:p>
          </table:table-cell>
          <table:table-cell office:value-type="float" office:value="146883" calcext:value-type="float">
            <text:p>146883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135115248" calcext:value-type="float">
            <text:p>135115248</text:p>
          </table:table-cell>
          <table:table-cell office:value-type="float" office:value="60749204" calcext:value-type="float">
            <text:p>60749204</text:p>
          </table:table-cell>
          <table:table-cell office:value-type="float" office:value="31266549" calcext:value-type="float">
            <text:p>31266549</text:p>
          </table:table-cell>
          <table:table-cell office:value-type="float" office:value="2717745" calcext:value-type="float">
            <text:p>2717745</text:p>
          </table:table-cell>
          <table:table-cell office:value-type="float" office:value="2380354" calcext:value-type="float">
            <text:p>2380354</text:p>
          </table:table-cell>
          <table:table-cell office:value-type="float" office:value="1499927" calcext:value-type="float">
            <text:p>1499927</text:p>
          </table:table-cell>
          <table:table-cell office:value-type="float" office:value="1382" calcext:value-type="float">
            <text:p>1382</text:p>
          </table:table-cell>
          <table:table-cell office:value-type="float" office:value="37" calcext:value-type="float">
            <text:p>3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130515112" calcext:value-type="float">
            <text:p>130515112</text:p>
          </table:table-cell>
          <table:table-cell office:value-type="float" office:value="83902572" calcext:value-type="float">
            <text:p>83902572</text:p>
          </table:table-cell>
          <table:table-cell office:value-type="float" office:value="46612540" calcext:value-type="float">
            <text:p>46612540</text:p>
          </table:table-cell>
          <table:table-cell office:value-type="float" office:value="360966" calcext:value-type="float">
            <text:p>360966</text:p>
          </table:table-cell>
          <table:table-cell office:value-type="float" office:value="16046129" calcext:value-type="float">
            <text:p>16046129</text:p>
          </table:table-cell>
          <table:table-cell office:value-type="float" office:value="689532" calcext:value-type="float">
            <text:p>689532</text:p>
          </table:table-cell>
          <table:table-cell office:value-type="float" office:value="1081" calcext:value-type="float">
            <text:p>1081</text:p>
          </table:table-cell>
          <table:table-cell office:value-type="float" office:value="1140" calcext:value-type="float">
            <text:p>114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130034652" calcext:value-type="float">
            <text:p>130034652</text:p>
          </table:table-cell>
          <table:table-cell office:value-type="float" office:value="41709228" calcext:value-type="float">
            <text:p>41709228</text:p>
          </table:table-cell>
          <table:table-cell office:value-type="float" office:value="74422348" calcext:value-type="float">
            <text:p>74422348</text:p>
          </table:table-cell>
          <table:table-cell office:value-type="float" office:value="4749294" calcext:value-type="float">
            <text:p>4749294</text:p>
          </table:table-cell>
          <table:table-cell office:value-type="float" office:value="8981475" calcext:value-type="float">
            <text:p>8981475</text:p>
          </table:table-cell>
          <table:table-cell office:value-type="float" office:value="1352857" calcext:value-type="float">
            <text:p>1352857</text:p>
          </table:table-cell>
          <table:table-cell office:value-type="float" office:value="12892" calcext:value-type="float">
            <text:p>12892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128571860" calcext:value-type="float">
            <text:p>128571860</text:p>
          </table:table-cell>
          <table:table-cell office:value-type="float" office:value="61670963" calcext:value-type="float">
            <text:p>61670963</text:p>
          </table:table-cell>
          <table:table-cell office:value-type="float" office:value="28935245" calcext:value-type="float">
            <text:p>28935245</text:p>
          </table:table-cell>
          <table:table-cell office:value-type="float" office:value="3552118" calcext:value-type="float">
            <text:p>3552118</text:p>
          </table:table-cell>
          <table:table-cell office:value-type="float" office:value="2919139" calcext:value-type="float">
            <text:p>2919139</text:p>
          </table:table-cell>
          <table:table-cell office:value-type="float" office:value="324663" calcext:value-type="float">
            <text:p>324663</text:p>
          </table:table-cell>
          <table:table-cell office:value-type="float" office:value="7003" calcext:value-type="float">
            <text:p>7003</text:p>
          </table:table-cell>
          <table:table-cell office:value-type="float" office:value="2752" calcext:value-type="float">
            <text:p>27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126987664" calcext:value-type="float">
            <text:p>126987664</text:p>
          </table:table-cell>
          <table:table-cell office:value-type="float" office:value="71430561" calcext:value-type="float">
            <text:p>71430561</text:p>
          </table:table-cell>
          <table:table-cell office:value-type="float" office:value="31746916" calcext:value-type="float">
            <text:p>31746916</text:p>
          </table:table-cell>
          <table:table-cell office:value-type="float" office:value="314248" calcext:value-type="float">
            <text:p>314248</text:p>
          </table:table-cell>
          <table:table-cell office:value-type="float" office:value="9444289" calcext:value-type="float">
            <text:p>9444289</text:p>
          </table:table-cell>
          <table:table-cell office:value-type="float" office:value="570350" calcext:value-type="float">
            <text:p>570350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123410062" calcext:value-type="float">
            <text:p>123410062</text:p>
          </table:table-cell>
          <table:table-cell office:value-type="float" office:value="44337043" calcext:value-type="float">
            <text:p>44337043</text:p>
          </table:table-cell>
          <table:table-cell office:value-type="float" office:value="45599225" calcext:value-type="float">
            <text:p>45599225</text:p>
          </table:table-cell>
          <table:table-cell office:value-type="float" office:value="5486310" calcext:value-type="float">
            <text:p>5486310</text:p>
          </table:table-cell>
          <table:table-cell office:value-type="float" office:value="8154598" calcext:value-type="float">
            <text:p>8154598</text:p>
          </table:table-cell>
          <table:table-cell office:value-type="float" office:value="2467989" calcext:value-type="float">
            <text:p>2467989</text:p>
          </table:table-cell>
          <table:table-cell office:value-type="float" office:value="21641" calcext:value-type="float">
            <text:p>21641</text:p>
          </table:table-cell>
          <table:table-cell office:value-type="float" office:value="2925" calcext:value-type="float">
            <text:p>292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120441412" calcext:value-type="float">
            <text:p>120441412</text:p>
          </table:table-cell>
          <table:table-cell office:value-type="float" office:value="38258928" calcext:value-type="float">
            <text:p>38258928</text:p>
          </table:table-cell>
          <table:table-cell office:value-type="float" office:value="28108688" calcext:value-type="float">
            <text:p>28108688</text:p>
          </table:table-cell>
          <table:table-cell office:value-type="float" office:value="2076809" calcext:value-type="float">
            <text:p>2076809</text:p>
          </table:table-cell>
          <table:table-cell office:value-type="float" office:value="4916716" calcext:value-type="float">
            <text:p>4916716</text:p>
          </table:table-cell>
          <table:table-cell office:value-type="float" office:value="318227" calcext:value-type="float">
            <text:p>318227</text:p>
          </table:table-cell>
          <table:table-cell office:value-type="float" office:value="8680" calcext:value-type="float">
            <text:p>8680</text:p>
          </table:table-cell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117948872" calcext:value-type="float">
            <text:p>117948872</text:p>
          </table:table-cell>
          <table:table-cell office:value-type="float" office:value="52099742" calcext:value-type="float">
            <text:p>52099742</text:p>
          </table:table-cell>
          <table:table-cell office:value-type="float" office:value="51260818" calcext:value-type="float">
            <text:p>51260818</text:p>
          </table:table-cell>
          <table:table-cell office:value-type="float" office:value="95644" calcext:value-type="float">
            <text:p>95644</text:p>
          </table:table-cell>
          <table:table-cell office:value-type="float" office:value="1779260" calcext:value-type="float">
            <text:p>1779260</text:p>
          </table:table-cell>
          <table:table-cell office:value-type="float" office:value="155782" calcext:value-type="float">
            <text:p>155782</text:p>
          </table:table-cell>
          <table:table-cell office:value-type="float" office:value="3369" calcext:value-type="float">
            <text:p>3369</text:p>
          </table:table-cell>
          <table:table-cell office:value-type="float" office:value="776" calcext:value-type="float">
            <text:p>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114523594" calcext:value-type="float">
            <text:p>114523594</text:p>
          </table:table-cell>
          <table:table-cell office:value-type="float" office:value="40299919" calcext:value-type="float">
            <text:p>40299919</text:p>
          </table:table-cell>
          <table:table-cell office:value-type="float" office:value="38169629" calcext:value-type="float">
            <text:p>38169629</text:p>
          </table:table-cell>
          <table:table-cell office:value-type="float" office:value="7953576" calcext:value-type="float">
            <text:p>7953576</text:p>
          </table:table-cell>
          <table:table-cell office:value-type="float" office:value="3110631" calcext:value-type="float">
            <text:p>3110631</text:p>
          </table:table-cell>
          <table:table-cell office:value-type="float" office:value="1084114" calcext:value-type="float">
            <text:p>1084114</text:p>
          </table:table-cell>
          <table:table-cell office:value-type="float" office:value="52503" calcext:value-type="float">
            <text:p>52503</text:p>
          </table:table-cell>
          <table:table-cell office:value-type="float" office:value="24127" calcext:value-type="float">
            <text:p>24127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111870096" calcext:value-type="float">
            <text:p>111870096</text:p>
          </table:table-cell>
          <table:table-cell office:value-type="float" office:value="27967524" calcext:value-type="float">
            <text:p>27967524</text:p>
          </table:table-cell>
          <table:table-cell office:value-type="float" office:value="65257556" calcext:value-type="float">
            <text:p>65257556</text:p>
          </table:table-cell>
          <table:table-cell office:value-type="float" office:value="185149" calcext:value-type="float">
            <text:p>185149</text:p>
          </table:table-cell>
          <table:table-cell office:value-type="float" office:value="1103834" calcext:value-type="float">
            <text:p>110383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111165712" calcext:value-type="float">
            <text:p>111165712</text:p>
          </table:table-cell>
          <table:table-cell office:value-type="float" office:value="28229036" calcext:value-type="float">
            <text:p>28229036</text:p>
          </table:table-cell>
          <table:table-cell office:value-type="float" office:value="18970104" calcext:value-type="float">
            <text:p>18970104</text:p>
          </table:table-cell>
          <table:table-cell office:value-type="float" office:value="2203454" calcext:value-type="float">
            <text:p>2203454</text:p>
          </table:table-cell>
          <table:table-cell office:value-type="float" office:value="2568434" calcext:value-type="float">
            <text:p>2568434</text:p>
          </table:table-cell>
          <table:table-cell office:value-type="float" office:value="481" calcext:value-type="float">
            <text:p>481</text:p>
          </table:table-cell>
          <table:table-cell office:value-type="float" office:value="1613" calcext:value-type="float">
            <text:p>161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105951479" calcext:value-type="float">
            <text:p>105951479</text:p>
          </table:table-cell>
          <table:table-cell office:value-type="float" office:value="58905168" calcext:value-type="float">
            <text:p>58905168</text:p>
          </table:table-cell>
          <table:table-cell office:value-type="float" office:value="29650951" calcext:value-type="float">
            <text:p>29650951</text:p>
          </table:table-cell>
          <table:table-cell office:value-type="float" office:value="1179025" calcext:value-type="float">
            <text:p>1179025</text:p>
          </table:table-cell>
          <table:table-cell office:value-type="float" office:value="2363597" calcext:value-type="float">
            <text:p>2363597</text:p>
          </table:table-cell>
          <table:table-cell office:value-type="float" office:value="3838795" calcext:value-type="float">
            <text:p>3838795</text:p>
          </table:table-cell>
          <table:table-cell office:value-type="float" office:value="555" calcext:value-type="float">
            <text:p>555</text:p>
          </table:table-cell>
          <table:table-cell office:value-type="float" office:value="115" calcext:value-type="float">
            <text:p>11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101251838" calcext:value-type="float">
            <text:p>101251838</text:p>
          </table:table-cell>
          <table:table-cell office:value-type="float" office:value="46359042" calcext:value-type="float">
            <text:p>46359042</text:p>
          </table:table-cell>
          <table:table-cell office:value-type="float" office:value="12224026" calcext:value-type="float">
            <text:p>12224026</text:p>
          </table:table-cell>
          <table:table-cell office:value-type="float" office:value="532548" calcext:value-type="float">
            <text:p>532548</text:p>
          </table:table-cell>
          <table:table-cell office:value-type="float" office:value="230642" calcext:value-type="float">
            <text:p>230642</text:p>
          </table:table-cell>
          <table:table-cell office:value-type="float" office:value="645977" calcext:value-type="float">
            <text:p>645977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98615064" calcext:value-type="float">
            <text:p>98615064</text:p>
          </table:table-cell>
          <table:table-cell office:value-type="float" office:value="32871688" calcext:value-type="float">
            <text:p>32871688</text:p>
          </table:table-cell>
          <table:table-cell office:value-type="float" office:value="41089610" calcext:value-type="float">
            <text:p>41089610</text:p>
          </table:table-cell>
          <table:table-cell office:value-type="float" office:value="182326" calcext:value-type="float">
            <text:p>182326</text:p>
          </table:table-cell>
          <table:table-cell office:value-type="float" office:value="3240809" calcext:value-type="float">
            <text:p>3240809</text:p>
          </table:table-cell>
          <table:table-cell office:value-type="float" office:value="30066" calcext:value-type="float">
            <text:p>3006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97712343" calcext:value-type="float">
            <text:p>97712343</text:p>
          </table:table-cell>
          <table:table-cell office:value-type="float" office:value="34942770" calcext:value-type="float">
            <text:p>34942770</text:p>
          </table:table-cell>
          <table:table-cell office:value-type="float" office:value="24587352" calcext:value-type="float">
            <text:p>24587352</text:p>
          </table:table-cell>
          <table:table-cell office:value-type="float" office:value="502648" calcext:value-type="float">
            <text:p>502648</text:p>
          </table:table-cell>
          <table:table-cell office:value-type="float" office:value="1081083" calcext:value-type="float">
            <text:p>1081083</text:p>
          </table:table-cell>
          <table:table-cell office:value-type="float" office:value="156561" calcext:value-type="float">
            <text:p>156561</text:p>
          </table:table-cell>
          <table:table-cell office:value-type="float" office:value="2762" calcext:value-type="float">
            <text:p>2762</text:p>
          </table:table-cell>
          <table:table-cell office:value-type="float" office:value="910" calcext:value-type="float">
            <text:p>9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97415296" calcext:value-type="float">
            <text:p>97415296</text:p>
          </table:table-cell>
          <table:table-cell office:value-type="float" office:value="26969360" calcext:value-type="float">
            <text:p>26969360</text:p>
          </table:table-cell>
          <table:table-cell office:value-type="float" office:value="686224" calcext:value-type="float">
            <text:p>686224</text:p>
          </table:table-cell>
          <table:table-cell office:value-type="float" office:value="22810" calcext:value-type="float">
            <text:p>22810</text:p>
          </table:table-cell>
          <table:table-cell office:value-type="float" office:value="1273137" calcext:value-type="float">
            <text:p>1273137</text:p>
          </table:table-cell>
          <table:table-cell office:value-type="float" office:value="31329" calcext:value-type="float">
            <text:p>31329</text:p>
          </table:table-cell>
          <table:table-cell office:value-type="float" office:value="609" calcext:value-type="float">
            <text:p>609</text:p>
          </table:table-cell>
          <table:table-cell office:value-type="float" office:value="353" calcext:value-type="float">
            <text:p>35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96844800" calcext:value-type="float">
            <text:p>96844800</text:p>
          </table:table-cell>
          <table:table-cell office:value-type="float" office:value="21184800" calcext:value-type="float">
            <text:p>21184800</text:p>
          </table:table-cell>
          <table:table-cell office:value-type="float" office:value="27237600" calcext:value-type="float">
            <text:p>27237600</text:p>
          </table:table-cell>
          <table:table-cell office:value-type="float" office:value="483686" calcext:value-type="float">
            <text:p>483686</text:p>
          </table:table-cell>
          <table:table-cell office:value-type="float" office:value="2292421" calcext:value-type="float">
            <text:p>2292421</text:p>
          </table:table-cell>
          <table:table-cell office:value-type="float" office:value="22368" calcext:value-type="float">
            <text:p>22368</text:p>
          </table:table-cell>
          <table:table-cell office:value-type="float" office:value="2904" calcext:value-type="float">
            <text:p>2904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95987723" calcext:value-type="float">
            <text:p>95987723</text:p>
          </table:table-cell>
          <table:table-cell office:value-type="float" office:value="43687993" calcext:value-type="float">
            <text:p>43687993</text:p>
          </table:table-cell>
          <table:table-cell office:value-type="float" office:value="32131219" calcext:value-type="float">
            <text:p>32131219</text:p>
          </table:table-cell>
          <table:table-cell office:value-type="float" office:value="1910691" calcext:value-type="float">
            <text:p>1910691</text:p>
          </table:table-cell>
          <table:table-cell office:value-type="float" office:value="3915613" calcext:value-type="float">
            <text:p>3915613</text:p>
          </table:table-cell>
          <table:table-cell office:value-type="float" office:value="1389110" calcext:value-type="float">
            <text:p>1389110</text:p>
          </table:table-cell>
          <table:table-cell office:value-type="float" office:value="4645" calcext:value-type="float">
            <text:p>4645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95016819" calcext:value-type="float">
            <text:p>95016819</text:p>
          </table:table-cell>
          <table:table-cell office:value-type="float" office:value="32873388" calcext:value-type="float">
            <text:p>32873388</text:p>
          </table:table-cell>
          <table:table-cell office:value-type="float" office:value="32984021" calcext:value-type="float">
            <text:p>32984021</text:p>
          </table:table-cell>
          <table:table-cell office:value-type="float" office:value="1994611" calcext:value-type="float">
            <text:p>1994611</text:p>
          </table:table-cell>
          <table:table-cell office:value-type="float" office:value="2560655" calcext:value-type="float">
            <text:p>2560655</text:p>
          </table:table-cell>
          <table:table-cell office:value-type="float" office:value="1032605" calcext:value-type="float">
            <text:p>1032605</text:p>
          </table:table-cell>
          <table:table-cell office:value-type="float" office:value="526" calcext:value-type="float">
            <text:p>526</text:p>
          </table:table-cell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95007552" calcext:value-type="float">
            <text:p>95007552</text:p>
          </table:table-cell>
          <table:table-cell office:value-type="float" office:value="43545128" calcext:value-type="float">
            <text:p>43545128</text:p>
          </table:table-cell>
          <table:table-cell office:value-type="float" office:value="31669184" calcext:value-type="float">
            <text:p>31669184</text:p>
          </table:table-cell>
          <table:table-cell office:value-type="float" office:value="276053" calcext:value-type="float">
            <text:p>276053</text:p>
          </table:table-cell>
          <table:table-cell office:value-type="float" office:value="2571479" calcext:value-type="float">
            <text:p>2571479</text:p>
          </table:table-cell>
          <table:table-cell office:value-type="float" office:value="509709" calcext:value-type="float">
            <text:p>509709</text:p>
          </table:table-cell>
          <table:table-cell office:value-type="float" office:value="955" calcext:value-type="float">
            <text:p>95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91454413" calcext:value-type="float">
            <text:p>91454413</text:p>
          </table:table-cell>
          <table:table-cell office:value-type="float" office:value="45118271" calcext:value-type="float">
            <text:p>45118271</text:p>
          </table:table-cell>
          <table:table-cell office:value-type="float" office:value="16658114" calcext:value-type="float">
            <text:p>16658114</text:p>
          </table:table-cell>
          <table:table-cell office:value-type="float" office:value="1279965" calcext:value-type="float">
            <text:p>1279965</text:p>
          </table:table-cell>
          <table:table-cell office:value-type="float" office:value="4448916" calcext:value-type="float">
            <text:p>4448916</text:p>
          </table:table-cell>
          <table:table-cell office:value-type="float" office:value="268651" calcext:value-type="float">
            <text:p>268651</text:p>
          </table:table-cell>
          <table:table-cell office:value-type="float" office:value="8694" calcext:value-type="float">
            <text:p>8694</text:p>
          </table:table-cell>
          <table:table-cell office:value-type="float" office:value="2881" calcext:value-type="float">
            <text:p>2881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91029568" calcext:value-type="float">
            <text:p>91029568</text:p>
          </table:table-cell>
          <table:table-cell office:value-type="float" office:value="28446740" calcext:value-type="float">
            <text:p>28446740</text:p>
          </table:table-cell>
          <table:table-cell office:value-type="float" office:value="40638200" calcext:value-type="float">
            <text:p>40638200</text:p>
          </table:table-cell>
          <table:table-cell office:value-type="float" office:value="984433" calcext:value-type="float">
            <text:p>984433</text:p>
          </table:table-cell>
          <table:table-cell office:value-type="float" office:value="3591795" calcext:value-type="float">
            <text:p>3591795</text:p>
          </table:table-cell>
          <table:table-cell office:value-type="float" office:value="1385031" calcext:value-type="float">
            <text:p>1385031</text:p>
          </table:table-cell>
          <table:table-cell office:value-type="float" office:value="5123" calcext:value-type="float">
            <text:p>5123</text:p>
          </table:table-cell>
          <table:table-cell office:value-type="float" office:value="1521" calcext:value-type="float">
            <text:p>152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90778908" calcext:value-type="float">
            <text:p>90778908</text:p>
          </table:table-cell>
          <table:table-cell office:value-type="float" office:value="31895292" calcext:value-type="float">
            <text:p>31895292</text:p>
          </table:table-cell>
          <table:table-cell office:value-type="float" office:value="40073572" calcext:value-type="float">
            <text:p>40073572</text:p>
          </table:table-cell>
          <table:table-cell office:value-type="float" office:value="1228421" calcext:value-type="float">
            <text:p>1228421</text:p>
          </table:table-cell>
          <table:table-cell office:value-type="float" office:value="6148138" calcext:value-type="float">
            <text:p>6148138</text:p>
          </table:table-cell>
          <table:table-cell office:value-type="float" office:value="2818860" calcext:value-type="float">
            <text:p>2818860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89928946" calcext:value-type="float">
            <text:p>89928946</text:p>
          </table:table-cell>
          <table:table-cell office:value-type="float" office:value="34433150" calcext:value-type="float">
            <text:p>34433150</text:p>
          </table:table-cell>
          <table:table-cell office:value-type="float" office:value="27800692" calcext:value-type="float">
            <text:p>27800692</text:p>
          </table:table-cell>
          <table:table-cell office:value-type="float" office:value="1240740" calcext:value-type="float">
            <text:p>1240740</text:p>
          </table:table-cell>
          <table:table-cell office:value-type="float" office:value="1876006" calcext:value-type="float">
            <text:p>1876006</text:p>
          </table:table-cell>
          <table:table-cell office:value-type="float" office:value="474390" calcext:value-type="float">
            <text:p>474390</text:p>
          </table:table-cell>
          <table:table-cell office:value-type="float" office:value="7097" calcext:value-type="float">
            <text:p>7097</text:p>
          </table:table-cell>
          <table:table-cell office:value-type="float" office:value="2778" calcext:value-type="float">
            <text:p>277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87789800" calcext:value-type="float">
            <text:p>87789800</text:p>
          </table:table-cell>
          <table:table-cell office:value-type="float" office:value="45399868" calcext:value-type="float">
            <text:p>45399868</text:p>
          </table:table-cell>
          <table:table-cell office:value-type="float" office:value="13043056" calcext:value-type="float">
            <text:p>13043056</text:p>
          </table:table-cell>
          <table:table-cell office:value-type="float" office:value="960080" calcext:value-type="float">
            <text:p>960080</text:p>
          </table:table-cell>
          <table:table-cell office:value-type="float" office:value="134026" calcext:value-type="float">
            <text:p>134026</text:p>
          </table:table-cell>
          <table:table-cell office:value-type="float" office:value="798410" calcext:value-type="float">
            <text:p>798410</text:p>
          </table:table-cell>
          <table:table-cell office:value-type="float" office:value="721" calcext:value-type="float">
            <text:p>721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86946970" calcext:value-type="float">
            <text:p>86946970</text:p>
          </table:table-cell>
          <table:table-cell office:value-type="float" office:value="39521350" calcext:value-type="float">
            <text:p>39521350</text:p>
          </table:table-cell>
          <table:table-cell office:value-type="float" office:value="7904270" calcext:value-type="float">
            <text:p>7904270</text:p>
          </table:table-cell>
          <table:table-cell office:value-type="float" office:value="404247" calcext:value-type="float">
            <text:p>404247</text:p>
          </table:table-cell>
          <table:table-cell office:value-type="float" office:value="3625884" calcext:value-type="float">
            <text:p>3625884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86348425" calcext:value-type="float">
            <text:p>86348425</text:p>
          </table:table-cell>
          <table:table-cell office:value-type="float" office:value="39809095" calcext:value-type="float">
            <text:p>39809095</text:p>
          </table:table-cell>
          <table:table-cell office:value-type="float" office:value="22731500" calcext:value-type="float">
            <text:p>22731500</text:p>
          </table:table-cell>
          <table:table-cell office:value-type="float" office:value="1207420" calcext:value-type="float">
            <text:p>1207420</text:p>
          </table:table-cell>
          <table:table-cell office:value-type="float" office:value="8302184" calcext:value-type="float">
            <text:p>8302184</text:p>
          </table:table-cell>
          <table:table-cell office:value-type="float" office:value="1433153" calcext:value-type="float">
            <text:p>1433153</text:p>
          </table:table-cell>
          <table:table-cell office:value-type="float" office:value="5925" calcext:value-type="float">
            <text:p>5925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85607640" calcext:value-type="float">
            <text:p>85607640</text:p>
          </table:table-cell>
          <table:table-cell office:value-type="float" office:value="34705800" calcext:value-type="float">
            <text:p>34705800</text:p>
          </table:table-cell>
          <table:table-cell office:value-type="float" office:value="43960680" calcext:value-type="float">
            <text:p>43960680</text:p>
          </table:table-cell>
          <table:table-cell office:value-type="float" office:value="767098" calcext:value-type="float">
            <text:p>767098</text:p>
          </table:table-cell>
          <table:table-cell office:value-type="float" office:value="179883" calcext:value-type="float">
            <text:p>179883</text:p>
          </table:table-cell>
          <table:table-cell office:value-type="float" office:value="10688" calcext:value-type="float">
            <text:p>10688</text:p>
          </table:table-cell>
          <table:table-cell office:value-type="float" office:value="1791" calcext:value-type="float">
            <text:p>179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85450359" calcext:value-type="float">
            <text:p>85450359</text:p>
          </table:table-cell>
          <table:table-cell office:value-type="float" office:value="44613356" calcext:value-type="float">
            <text:p>44613356</text:p>
          </table:table-cell>
          <table:table-cell office:value-type="float" office:value="0" calcext:value-type="float">
            <text:p>0</text:p>
          </table:table-cell>
          <table:table-cell office:value-type="float" office:value="665841" calcext:value-type="float">
            <text:p>665841</text:p>
          </table:table-cell>
          <table:table-cell office:value-type="float" office:value="556096" calcext:value-type="float">
            <text:p>556096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84157471" calcext:value-type="float">
            <text:p>84157471</text:p>
          </table:table-cell>
          <table:table-cell office:value-type="float" office:value="34515630" calcext:value-type="float">
            <text:p>34515630</text:p>
          </table:table-cell>
          <table:table-cell office:value-type="float" office:value="22094338" calcext:value-type="float">
            <text:p>22094338</text:p>
          </table:table-cell>
          <table:table-cell office:value-type="float" office:value="445322" calcext:value-type="float">
            <text:p>445322</text:p>
          </table:table-cell>
          <table:table-cell office:value-type="float" office:value="55221" calcext:value-type="float">
            <text:p>55221</text:p>
          </table:table-cell>
          <table:table-cell office:value-type="float" office:value="35101" calcext:value-type="float">
            <text:p>35101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83585358" calcext:value-type="float">
            <text:p>83585358</text:p>
          </table:table-cell>
          <table:table-cell office:value-type="float" office:value="15920128" calcext:value-type="float">
            <text:p>15920128</text:p>
          </table:table-cell>
          <table:table-cell office:value-type="float" office:value="4548608" calcext:value-type="float">
            <text:p>4548608</text:p>
          </table:table-cell>
          <table:table-cell office:value-type="float" office:value="476791" calcext:value-type="float">
            <text:p>47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83414221" calcext:value-type="float">
            <text:p>83414221</text:p>
          </table:table-cell>
          <table:table-cell office:value-type="float" office:value="38461160" calcext:value-type="float">
            <text:p>38461160</text:p>
          </table:table-cell>
          <table:table-cell office:value-type="float" office:value="21985649" calcext:value-type="float">
            <text:p>21985649</text:p>
          </table:table-cell>
          <table:table-cell office:value-type="float" office:value="346593" calcext:value-type="float">
            <text:p>346593</text:p>
          </table:table-cell>
          <table:table-cell office:value-type="float" office:value="2149910" calcext:value-type="float">
            <text:p>2149910</text:p>
          </table:table-cell>
          <table:table-cell office:value-type="float" office:value="222457" calcext:value-type="float">
            <text:p>222457</text:p>
          </table:table-cell>
          <table:table-cell office:value-type="float" office:value="3689" calcext:value-type="float">
            <text:p>3689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83054825" calcext:value-type="float">
            <text:p>83054825</text:p>
          </table:table-cell>
          <table:table-cell office:value-type="float" office:value="37874114" calcext:value-type="float">
            <text:p>37874114</text:p>
          </table:table-cell>
          <table:table-cell office:value-type="float" office:value="14319398" calcext:value-type="float">
            <text:p>14319398</text:p>
          </table:table-cell>
          <table:table-cell office:value-type="float" office:value="493415" calcext:value-type="float">
            <text:p>493415</text:p>
          </table:table-cell>
          <table:table-cell office:value-type="float" office:value="98900" calcext:value-type="float">
            <text:p>98900</text:p>
          </table:table-cell>
          <table:table-cell office:value-type="float" office:value="781818" calcext:value-type="float">
            <text:p>781818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82281196" calcext:value-type="float">
            <text:p>82281196</text:p>
          </table:table-cell>
          <table:table-cell office:value-type="float" office:value="31482710" calcext:value-type="float">
            <text:p>31482710</text:p>
          </table:table-cell>
          <table:table-cell office:value-type="float" office:value="22779638" calcext:value-type="float">
            <text:p>22779638</text:p>
          </table:table-cell>
          <table:table-cell office:value-type="float" office:value="2062286" calcext:value-type="float">
            <text:p>2062286</text:p>
          </table:table-cell>
          <table:table-cell office:value-type="float" office:value="2670245" calcext:value-type="float">
            <text:p>2670245</text:p>
          </table:table-cell>
          <table:table-cell office:value-type="float" office:value="1931477" calcext:value-type="float">
            <text:p>1931477</text:p>
          </table:table-cell>
          <table:table-cell office:value-type="float" office:value="3243" calcext:value-type="float">
            <text:p>3243</text:p>
          </table:table-cell>
          <table:table-cell office:value-type="float" office:value="402" calcext:value-type="float">
            <text:p>402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80723440" calcext:value-type="float">
            <text:p>80723440</text:p>
          </table:table-cell>
          <table:table-cell office:value-type="float" office:value="27048210" calcext:value-type="float">
            <text:p>27048210</text:p>
          </table:table-cell>
          <table:table-cell office:value-type="float" office:value="6066810" calcext:value-type="float">
            <text:p>6066810</text:p>
          </table:table-cell>
          <table:table-cell office:value-type="float" office:value="167037" calcext:value-type="float">
            <text:p>167037</text:p>
          </table:table-cell>
          <table:table-cell office:value-type="float" office:value="61131" calcext:value-type="float">
            <text:p>61131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76621993" calcext:value-type="float">
            <text:p>76621993</text:p>
          </table:table-cell>
          <table:table-cell office:value-type="float" office:value="31061226" calcext:value-type="float">
            <text:p>31061226</text:p>
          </table:table-cell>
          <table:table-cell office:value-type="float" office:value="20411184" calcext:value-type="float">
            <text:p>20411184</text:p>
          </table:table-cell>
          <table:table-cell office:value-type="float" office:value="769541" calcext:value-type="float">
            <text:p>769541</text:p>
          </table:table-cell>
          <table:table-cell office:value-type="float" office:value="2684909" calcext:value-type="float">
            <text:p>2684909</text:p>
          </table:table-cell>
          <table:table-cell office:value-type="float" office:value="181303" calcext:value-type="float">
            <text:p>181303</text:p>
          </table:table-cell>
          <table:table-cell office:value-type="float" office:value="1442" calcext:value-type="float">
            <text:p>144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75289500" calcext:value-type="float">
            <text:p>75289500</text:p>
          </table:table-cell>
          <table:table-cell office:value-type="float" office:value="25096500" calcext:value-type="float">
            <text:p>25096500</text:p>
          </table:table-cell>
          <table:table-cell office:value-type="float" office:value="32067750" calcext:value-type="float">
            <text:p>32067750</text:p>
          </table:table-cell>
          <table:table-cell office:value-type="float" office:value="604254" calcext:value-type="float">
            <text:p>604254</text:p>
          </table:table-cell>
          <table:table-cell office:value-type="float" office:value="146877" calcext:value-type="float">
            <text:p>146877</text:p>
          </table:table-cell>
          <table:table-cell office:value-type="float" office:value="312064" calcext:value-type="float">
            <text:p>312064</text:p>
          </table:table-cell>
          <table:table-cell office:value-type="float" office:value="1090" calcext:value-type="float">
            <text:p>109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70366184" calcext:value-type="float">
            <text:p>70366184</text:p>
          </table:table-cell>
          <table:table-cell office:value-type="float" office:value="40209248" calcext:value-type="float">
            <text:p>40209248</text:p>
          </table:table-cell>
          <table:table-cell office:value-type="float" office:value="25130780" calcext:value-type="float">
            <text:p>25130780</text:p>
          </table:table-cell>
          <table:table-cell office:value-type="float" office:value="307047" calcext:value-type="float">
            <text:p>307047</text:p>
          </table:table-cell>
          <table:table-cell office:value-type="float" office:value="1410766" calcext:value-type="float">
            <text:p>1410766</text:p>
          </table:table-cell>
          <table:table-cell office:value-type="float" office:value="343454" calcext:value-type="float">
            <text:p>343454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66410767" calcext:value-type="float">
            <text:p>66410767</text:p>
          </table:table-cell>
          <table:table-cell office:value-type="float" office:value="21683117" calcext:value-type="float">
            <text:p>21683117</text:p>
          </table:table-cell>
          <table:table-cell office:value-type="float" office:value="17861181" calcext:value-type="float">
            <text:p>17861181</text:p>
          </table:table-cell>
          <table:table-cell office:value-type="float" office:value="1497139" calcext:value-type="float">
            <text:p>1497139</text:p>
          </table:table-cell>
          <table:table-cell office:value-type="float" office:value="1928446" calcext:value-type="float">
            <text:p>1928446</text:p>
          </table:table-cell>
          <table:table-cell office:value-type="float" office:value="161380" calcext:value-type="float">
            <text:p>161380</text:p>
          </table:table-cell>
          <table:table-cell office:value-type="float" office:value="1397" calcext:value-type="float">
            <text:p>1397</text:p>
          </table:table-cell>
          <table:table-cell office:value-type="float" office:value="3739" calcext:value-type="float">
            <text:p>3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8375072647" calcext:value-type="float">
            <text:p>8375072647</text:p>
          </table:table-cell>
          <table:table-cell office:value-type="float" office:value="3189546174" calcext:value-type="float">
            <text:p>3189546174</text:p>
          </table:table-cell>
          <table:table-cell office:value-type="float" office:value="2076906395" calcext:value-type="float">
            <text:p>2076906395</text:p>
          </table:table-cell>
          <table:table-cell office:value-type="float" office:value="50163392" calcext:value-type="float">
            <text:p>50163392</text:p>
          </table:table-cell>
          <table:table-cell office:value-type="float" office:value="245526450" calcext:value-type="float">
            <text:p>245526450</text:p>
          </table:table-cell>
          <table:table-cell office:value-type="float" office:value="100553752" calcext:value-type="float">
            <text:p>100553752</text:p>
          </table:table-cell>
          <table:table-cell office:value-type="float" office:value="41891" calcext:value-type="float">
            <text:p>41891</text:p>
          </table:table-cell>
          <table:table-cell office:value-type="float" office:value="26900" calcext:value-type="float">
            <text:p>26900</text:p>
          </table:table-cell>
          <table:table-cell office:value-type="float" office:value="23149" calcext:value-type="float">
            <text:p>23149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86262526604" calcext:value-type="float">
            <text:p>86262526604</text:p>
          </table:table-cell>
          <table:table-cell office:value-type="float" office:value="45969370686" calcext:value-type="float">
            <text:p>45969370686</text:p>
          </table:table-cell>
          <table:table-cell office:value-type="float" office:value="4496264350" calcext:value-type="float">
            <text:p>4496264350</text:p>
          </table:table-cell>
          <table:table-cell office:value-type="float" office:value="10332100" calcext:value-type="float">
            <text:p>10332100</text:p>
          </table:table-cell>
          <table:table-cell office:value-type="float" office:value="565349648" calcext:value-type="float">
            <text:p>565349648</text:p>
          </table:table-cell>
          <table:table-cell office:value-type="float" office:value="381305889" calcext:value-type="float">
            <text:p>381305889</text:p>
          </table:table-cell>
          <table:table-cell office:value-type="float" office:value="42027" calcext:value-type="float">
            <text:p>42027</text:p>
          </table:table-cell>
          <table:table-cell office:value-type="float" office:value="1940928" calcext:value-type="float">
            <text:p>1940928</text:p>
          </table:table-cell>
          <table:table-cell office:value-type="float" office:value="530145" calcext:value-type="float">
            <text:p>530145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695383102" calcext:value-type="float">
            <text:p>695383102</text:p>
          </table:table-cell>
          <table:table-cell office:value-type="float" office:value="263499405" calcext:value-type="float">
            <text:p>263499405</text:p>
          </table:table-cell>
          <table:table-cell office:value-type="float" office:value="38474626" calcext:value-type="float">
            <text:p>38474626</text:p>
          </table:table-cell>
          <table:table-cell office:value-type="float" office:value="1842354" calcext:value-type="float">
            <text:p>1842354</text:p>
          </table:table-cell>
          <table:table-cell office:value-type="float" office:value="3560723" calcext:value-type="float">
            <text:p>3560723</text:p>
          </table:table-cell>
          <table:table-cell office:value-type="float" office:value="4300303" calcext:value-type="float">
            <text:p>4300303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22152375049" calcext:value-type="float">
            <text:p>22152375049</text:p>
          </table:table-cell>
          <table:table-cell office:value-type="float" office:value="8350688751" calcext:value-type="float">
            <text:p>8350688751</text:p>
          </table:table-cell>
          <table:table-cell office:value-type="float" office:value="4969460106" calcext:value-type="float">
            <text:p>4969460106</text:p>
          </table:table-cell>
          <table:table-cell office:value-type="float" office:value="46797797" calcext:value-type="float">
            <text:p>46797797</text:p>
          </table:table-cell>
          <table:table-cell office:value-type="float" office:value="477619784" calcext:value-type="float">
            <text:p>477619784</text:p>
          </table:table-cell>
          <table:table-cell office:value-type="float" office:value="488535619" calcext:value-type="float">
            <text:p>488535619</text:p>
          </table:table-cell>
          <table:table-cell office:value-type="float" office:value="50528" calcext:value-type="float">
            <text:p>50528</text:p>
          </table:table-cell>
          <table:table-cell office:value-type="float" office:value="227445" calcext:value-type="float">
            <text:p>227445</text:p>
          </table:table-cell>
          <table:table-cell office:value-type="float" office:value="201060" calcext:value-type="float">
            <text:p>201060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2496546492" calcext:value-type="float">
            <text:p>2496546492</text:p>
          </table:table-cell>
          <table:table-cell office:value-type="float" office:value="1321339150" calcext:value-type="float">
            <text:p>1321339150</text:p>
          </table:table-cell>
          <table:table-cell office:value-type="float" office:value="235101881" calcext:value-type="float">
            <text:p>235101881</text:p>
          </table:table-cell>
          <table:table-cell office:value-type="float" office:value="6019613" calcext:value-type="float">
            <text:p>6019613</text:p>
          </table:table-cell>
          <table:table-cell office:value-type="float" office:value="20053916" calcext:value-type="float">
            <text:p>20053916</text:p>
          </table:table-cell>
          <table:table-cell office:value-type="float" office:value="14009429" calcext:value-type="float">
            <text:p>14009429</text:p>
          </table:table-cell>
          <table:table-cell office:value-type="float" office:value="15384" calcext:value-type="float">
            <text:p>15384</text:p>
          </table:table-cell>
          <table:table-cell office:value-type="float" office:value="6559" calcext:value-type="float">
            <text:p>6559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15426076525" calcext:value-type="float">
            <text:p>15426076525</text:p>
          </table:table-cell>
          <table:table-cell office:value-type="float" office:value="6630661496" calcext:value-type="float">
            <text:p>6630661496</text:p>
          </table:table-cell>
          <table:table-cell office:value-type="float" office:value="2806173953" calcext:value-type="float">
            <text:p>2806173953</text:p>
          </table:table-cell>
          <table:table-cell office:value-type="float" office:value="84970196" calcext:value-type="float">
            <text:p>84970196</text:p>
          </table:table-cell>
          <table:table-cell office:value-type="float" office:value="397868327" calcext:value-type="float">
            <text:p>397868327</text:p>
          </table:table-cell>
          <table:table-cell office:value-type="float" office:value="170580492" calcext:value-type="float">
            <text:p>170580492</text:p>
          </table:table-cell>
          <table:table-cell office:value-type="float" office:value="99576" calcext:value-type="float">
            <text:p>99576</text:p>
          </table:table-cell>
          <table:table-cell office:value-type="float" office:value="22182" calcext:value-type="float">
            <text:p>22182</text:p>
          </table:table-cell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3987973476" calcext:value-type="float">
            <text:p>3987973476</text:p>
          </table:table-cell>
          <table:table-cell office:value-type="float" office:value="1333768504" calcext:value-type="float">
            <text:p>1333768504</text:p>
          </table:table-cell>
          <table:table-cell office:value-type="float" office:value="703508391" calcext:value-type="float">
            <text:p>703508391</text:p>
          </table:table-cell>
          <table:table-cell office:value-type="float" office:value="12670019" calcext:value-type="float">
            <text:p>12670019</text:p>
          </table:table-cell>
          <table:table-cell office:value-type="float" office:value="61012004" calcext:value-type="float">
            <text:p>61012004</text:p>
          </table:table-cell>
          <table:table-cell office:value-type="float" office:value="23323993" calcext:value-type="float">
            <text:p>23323993</text:p>
          </table:table-cell>
          <table:table-cell office:value-type="float" office:value="70263" calcext:value-type="float">
            <text:p>70263</text:p>
          </table:table-cell>
          <table:table-cell office:value-type="float" office:value="17571" calcext:value-type="float">
            <text:p>17571</text:p>
          </table:table-cell>
          <table:table-cell office:value-type="float" office:value="96937" calcext:value-type="float">
            <text:p>96937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129710712468" calcext:value-type="float">
            <text:p>129710712468</text:p>
          </table:table-cell>
          <table:table-cell office:value-type="float" office:value="44254374855" calcext:value-type="float">
            <text:p>44254374855</text:p>
          </table:table-cell>
          <table:table-cell office:value-type="float" office:value="22401326745" calcext:value-type="float">
            <text:p>22401326745</text:p>
          </table:table-cell>
          <table:table-cell office:value-type="float" office:value="117897307" calcext:value-type="float">
            <text:p>117897307</text:p>
          </table:table-cell>
          <table:table-cell office:value-type="float" office:value="1022439045" calcext:value-type="float">
            <text:p>1022439045</text:p>
          </table:table-cell>
          <table:table-cell office:value-type="float" office:value="249783756" calcext:value-type="float">
            <text:p>249783756</text:p>
          </table:table-cell>
          <table:table-cell office:value-type="float" office:value="436159" calcext:value-type="float">
            <text:p>436159</text:p>
          </table:table-cell>
          <table:table-cell office:value-type="float" office:value="1307509" calcext:value-type="float">
            <text:p>1307509</text:p>
          </table:table-cell>
          <table:table-cell office:value-type="float" office:value="308892" calcext:value-type="float">
            <text:p>308892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1771171046" calcext:value-type="float">
            <text:p>1771171046</text:p>
          </table:table-cell>
          <table:table-cell office:value-type="float" office:value="610097728" calcext:value-type="float">
            <text:p>610097728</text:p>
          </table:table-cell>
          <table:table-cell office:value-type="float" office:value="301846806" calcext:value-type="float">
            <text:p>301846806</text:p>
          </table:table-cell>
          <table:table-cell office:value-type="float" office:value="12668816" calcext:value-type="float">
            <text:p>12668816</text:p>
          </table:table-cell>
          <table:table-cell office:value-type="float" office:value="26067125" calcext:value-type="float">
            <text:p>26067125</text:p>
          </table:table-cell>
          <table:table-cell office:value-type="float" office:value="16402972" calcext:value-type="float">
            <text:p>16402972</text:p>
          </table:table-cell>
          <table:table-cell office:value-type="float" office:value="11313" calcext:value-type="float">
            <text:p>11313</text:p>
          </table:table-cell>
          <table:table-cell office:value-type="float" office:value="35068" calcext:value-type="float">
            <text:p>35068</text:p>
          </table:table-cell>
          <table:table-cell office:value-type="float" office:value="103024" calcext:value-type="float">
            <text:p>103024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10053044315" calcext:value-type="float">
            <text:p>10053044315</text:p>
          </table:table-cell>
          <table:table-cell office:value-type="float" office:value="3200224981" calcext:value-type="float">
            <text:p>3200224981</text:p>
          </table:table-cell>
          <table:table-cell office:value-type="float" office:value="2259768913" calcext:value-type="float">
            <text:p>2259768913</text:p>
          </table:table-cell>
          <table:table-cell office:value-type="float" office:value="84597224" calcext:value-type="float">
            <text:p>84597224</text:p>
          </table:table-cell>
          <table:table-cell office:value-type="float" office:value="358174116" calcext:value-type="float">
            <text:p>358174116</text:p>
          </table:table-cell>
          <table:table-cell office:value-type="float" office:value="109438359" calcext:value-type="float">
            <text:p>109438359</text:p>
          </table:table-cell>
          <table:table-cell office:value-type="float" office:value="364796" calcext:value-type="float">
            <text:p>364796</text:p>
          </table:table-cell>
          <table:table-cell office:value-type="float" office:value="418711" calcext:value-type="float">
            <text:p>418711</text:p>
          </table:table-cell>
          <table:table-cell office:value-type="float" office:value="175804" calcext:value-type="float">
            <text:p>175804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117886497107" calcext:value-type="float">
            <text:p>117886497107</text:p>
          </table:table-cell>
          <table:table-cell office:value-type="float" office:value="40444052146" calcext:value-type="float">
            <text:p>40444052146</text:p>
          </table:table-cell>
          <table:table-cell office:value-type="float" office:value="19839711026" calcext:value-type="float">
            <text:p>19839711026</text:p>
          </table:table-cell>
          <table:table-cell office:value-type="float" office:value="20631267" calcext:value-type="float">
            <text:p>20631267</text:p>
          </table:table-cell>
          <table:table-cell office:value-type="float" office:value="638197804" calcext:value-type="float">
            <text:p>638197804</text:p>
          </table:table-cell>
          <table:table-cell office:value-type="float" office:value="123942425" calcext:value-type="float">
            <text:p>123942425</text:p>
          </table:table-cell>
          <table:table-cell office:value-type="float" office:value="60050" calcext:value-type="float">
            <text:p>60050</text:p>
          </table:table-cell>
          <table:table-cell office:value-type="float" office:value="853730" calcext:value-type="float">
            <text:p>853730</text:p>
          </table:table-cell>
          <table:table-cell office:value-type="float" office:value="30064" calcext:value-type="float">
            <text:p>30064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296883051326" calcext:value-type="float">
            <text:p>296883051326</text:p>
          </table:table-cell>
          <table:table-cell office:value-type="float" office:value="121097679683" calcext:value-type="float">
            <text:p>121097679683</text:p>
          </table:table-cell>
          <table:table-cell office:value-type="float" office:value="45615865905" calcext:value-type="float">
            <text:p>45615865905</text:p>
          </table:table-cell>
          <table:table-cell office:value-type="float" office:value="481352397" calcext:value-type="float">
            <text:p>481352397</text:p>
          </table:table-cell>
          <table:table-cell office:value-type="float" office:value="3698569097" calcext:value-type="float">
            <text:p>3698569097</text:p>
          </table:table-cell>
          <table:table-cell office:value-type="float" office:value="3119530648" calcext:value-type="float">
            <text:p>3119530648</text:p>
          </table:table-cell>
          <table:table-cell office:value-type="float" office:value="1230892" calcext:value-type="float">
            <text:p>1230892</text:p>
          </table:table-cell>
          <table:table-cell office:value-type="float" office:value="5373419" calcext:value-type="float">
            <text:p>5373419</text:p>
          </table:table-cell>
          <table:table-cell office:value-type="float" office:value="6227814" calcext:value-type="float">
            <text:p>6227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25:58.405114712</dc:date>
    <meta:document-statistic meta:table-count="1" meta:cell-count="1630" meta:object-count="4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209cm" style:legend-expansion="high" chart:style-name="ch2"/>
        <chart:plot-area chart:style-name="ch3" table:cell-range-address="Sheet1.A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53:Sheet1.B162" chart:label-cell-address="Sheet1.B152:Sheet1.B152" chart:class="chart:bar">
            <chart:data-point chart:repeated="10"/>
          </chart:series>
          <chart:series chart:style-name="ch8" chart:values-cell-range-address="Sheet1.C153:Sheet1.C162" chart:label-cell-address="Sheet1.C152:Sheet1.C152" chart:class="chart:bar">
            <chart:data-point chart:repeated="10"/>
          </chart:series>
          <chart:series chart:style-name="ch9" chart:values-cell-range-address="Sheet1.D153:Sheet1.D162" chart:label-cell-address="Sheet1.D152:Sheet1.D152" chart:class="chart:bar">
            <chart:data-point chart:repeated="10"/>
          </chart:series>
          <chart:series chart:style-name="ch10" chart:values-cell-range-address="Sheet1.E153:Sheet1.E162" chart:label-cell-address="Sheet1.E152:Sheet1.E152" chart:class="chart:bar">
            <chart:data-point chart:repeated="10"/>
          </chart:series>
          <chart:series chart:style-name="ch11" chart:values-cell-range-address="Sheet1.F153:Sheet1.F162" chart:label-cell-address="Sheet1.F152:Sheet1.F152" chart:class="chart:bar">
            <chart:data-point chart:repeated="10"/>
          </chart:series>
          <chart:series chart:style-name="ch12" chart:values-cell-range-address="Sheet1.G153:Sheet1.G162" chart:label-cell-address="Sheet1.G152:Sheet1.G152" chart:class="chart:bar">
            <chart:data-point chart:repeated="10"/>
          </chart:series>
          <chart:series chart:style-name="ch13" chart:values-cell-range-address="Sheet1.H153:Sheet1.H162" chart:label-cell-address="Sheet1.H152:Sheet1.H152" chart:class="chart:bar">
            <chart:data-point chart:repeated="10"/>
          </chart:series>
          <chart:series chart:style-name="ch14" chart:values-cell-range-address="Sheet1.I153:Sheet1.I162" chart:label-cell-address="Sheet1.I152:Sheet1.I152" chart:class="chart:bar">
            <chart:data-point chart:repeated="10"/>
          </chart:series>
          <chart:series chart:style-name="ch15" chart:values-cell-range-address="Sheet1.J153:Sheet1.J162" chart:label-cell-address="Sheet1.J152:Sheet1.J152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52:Sheet1.B152</svg:desc>
                </draw:g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I1mr</text:p>
                <draw:g>
                  <svg:desc>Sheet1.E152:Sheet1.E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ILmr</text:p>
                <draw:g>
                  <svg:desc>Sheet1.H152:Sheet1.H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8375072647">
                <text:p>8375072647</text:p>
                <draw:g>
                  <svg:desc>Sheet1.B153:Sheet1.B162</svg:desc>
                </draw:g>
              </table:table-cell>
              <table:table-cell office:value-type="float" office:value="3189546174">
                <text:p>3189546174</text:p>
                <draw:g>
                  <svg:desc>Sheet1.C153:Sheet1.C162</svg:desc>
                </draw:g>
              </table:table-cell>
              <table:table-cell office:value-type="float" office:value="2076906395">
                <text:p>2076906395</text:p>
                <draw:g>
                  <svg:desc>Sheet1.D153:Sheet1.D162</svg:desc>
                </draw:g>
              </table:table-cell>
              <table:table-cell office:value-type="float" office:value="50163392">
                <text:p>50163392</text:p>
                <draw:g>
                  <svg:desc>Sheet1.E153:Sheet1.E162</svg:desc>
                </draw:g>
              </table:table-cell>
              <table:table-cell office:value-type="float" office:value="245526450">
                <text:p>245526450</text:p>
                <draw:g>
                  <svg:desc>Sheet1.F153:Sheet1.F162</svg:desc>
                </draw:g>
              </table:table-cell>
              <table:table-cell office:value-type="float" office:value="100553752">
                <text:p>100553752</text:p>
                <draw:g>
                  <svg:desc>Sheet1.G153:Sheet1.G162</svg:desc>
                </draw:g>
              </table:table-cell>
              <table:table-cell office:value-type="float" office:value="41891">
                <text:p>41891</text:p>
                <draw:g>
                  <svg:desc>Sheet1.H153:Sheet1.H162</svg:desc>
                </draw:g>
              </table:table-cell>
              <table:table-cell office:value-type="float" office:value="26900">
                <text:p>26900</text:p>
                <draw:g>
                  <svg:desc>Sheet1.I153:Sheet1.I162</svg:desc>
                </draw:g>
              </table:table-cell>
              <table:table-cell office:value-type="float" office:value="23149">
                <text:p>23149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86262526604">
                <text:p>86262526604</text:p>
              </table:table-cell>
              <table:table-cell office:value-type="float" office:value="45969370686">
                <text:p>45969370686</text:p>
              </table:table-cell>
              <table:table-cell office:value-type="float" office:value="4496264350">
                <text:p>4496264350</text:p>
              </table:table-cell>
              <table:table-cell office:value-type="float" office:value="10332100">
                <text:p>10332100</text:p>
              </table:table-cell>
              <table:table-cell office:value-type="float" office:value="565349648">
                <text:p>565349648</text:p>
              </table:table-cell>
              <table:table-cell office:value-type="float" office:value="381305889">
                <text:p>381305889</text:p>
              </table:table-cell>
              <table:table-cell office:value-type="float" office:value="42027">
                <text:p>42027</text:p>
              </table:table-cell>
              <table:table-cell office:value-type="float" office:value="1940928">
                <text:p>1940928</text:p>
              </table:table-cell>
              <table:table-cell office:value-type="float" office:value="530145">
                <text:p>53014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695383102">
                <text:p>695383102</text:p>
              </table:table-cell>
              <table:table-cell office:value-type="float" office:value="263499405">
                <text:p>263499405</text:p>
              </table:table-cell>
              <table:table-cell office:value-type="float" office:value="38474626">
                <text:p>38474626</text:p>
              </table:table-cell>
              <table:table-cell office:value-type="float" office:value="1842354">
                <text:p>1842354</text:p>
              </table:table-cell>
              <table:table-cell office:value-type="float" office:value="3560723">
                <text:p>3560723</text:p>
              </table:table-cell>
              <table:table-cell office:value-type="float" office:value="4300303">
                <text:p>4300303</text:p>
              </table:table-cell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22152375049">
                <text:p>22152375049</text:p>
              </table:table-cell>
              <table:table-cell office:value-type="float" office:value="8350688751">
                <text:p>8350688751</text:p>
              </table:table-cell>
              <table:table-cell office:value-type="float" office:value="4969460106">
                <text:p>4969460106</text:p>
              </table:table-cell>
              <table:table-cell office:value-type="float" office:value="46797797">
                <text:p>46797797</text:p>
              </table:table-cell>
              <table:table-cell office:value-type="float" office:value="477619784">
                <text:p>477619784</text:p>
              </table:table-cell>
              <table:table-cell office:value-type="float" office:value="488535619">
                <text:p>488535619</text:p>
              </table:table-cell>
              <table:table-cell office:value-type="float" office:value="50528">
                <text:p>50528</text:p>
              </table:table-cell>
              <table:table-cell office:value-type="float" office:value="227445">
                <text:p>227445</text:p>
              </table:table-cell>
              <table:table-cell office:value-type="float" office:value="201060">
                <text:p>201060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2496546492">
                <text:p>2496546492</text:p>
              </table:table-cell>
              <table:table-cell office:value-type="float" office:value="1321339150">
                <text:p>1321339150</text:p>
              </table:table-cell>
              <table:table-cell office:value-type="float" office:value="235101881">
                <text:p>235101881</text:p>
              </table:table-cell>
              <table:table-cell office:value-type="float" office:value="6019613">
                <text:p>6019613</text:p>
              </table:table-cell>
              <table:table-cell office:value-type="float" office:value="20053916">
                <text:p>20053916</text:p>
              </table:table-cell>
              <table:table-cell office:value-type="float" office:value="14009429">
                <text:p>14009429</text:p>
              </table:table-cell>
              <table:table-cell office:value-type="float" office:value="15384">
                <text:p>15384</text:p>
              </table:table-cell>
              <table:table-cell office:value-type="float" office:value="6559">
                <text:p>655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5426076525">
                <text:p>15426076525</text:p>
              </table:table-cell>
              <table:table-cell office:value-type="float" office:value="6630661496">
                <text:p>6630661496</text:p>
              </table:table-cell>
              <table:table-cell office:value-type="float" office:value="2806173953">
                <text:p>2806173953</text:p>
              </table:table-cell>
              <table:table-cell office:value-type="float" office:value="84970196">
                <text:p>84970196</text:p>
              </table:table-cell>
              <table:table-cell office:value-type="float" office:value="397868327">
                <text:p>397868327</text:p>
              </table:table-cell>
              <table:table-cell office:value-type="float" office:value="170580492">
                <text:p>170580492</text:p>
              </table:table-cell>
              <table:table-cell office:value-type="float" office:value="99576">
                <text:p>99576</text:p>
              </table:table-cell>
              <table:table-cell office:value-type="float" office:value="22182">
                <text:p>22182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987973476">
                <text:p>3987973476</text:p>
              </table:table-cell>
              <table:table-cell office:value-type="float" office:value="1333768504">
                <text:p>1333768504</text:p>
              </table:table-cell>
              <table:table-cell office:value-type="float" office:value="703508391">
                <text:p>703508391</text:p>
              </table:table-cell>
              <table:table-cell office:value-type="float" office:value="12670019">
                <text:p>12670019</text:p>
              </table:table-cell>
              <table:table-cell office:value-type="float" office:value="61012004">
                <text:p>61012004</text:p>
              </table:table-cell>
              <table:table-cell office:value-type="float" office:value="23323993">
                <text:p>23323993</text:p>
              </table:table-cell>
              <table:table-cell office:value-type="float" office:value="70263">
                <text:p>70263</text:p>
              </table:table-cell>
              <table:table-cell office:value-type="float" office:value="17571">
                <text:p>17571</text:p>
              </table:table-cell>
              <table:table-cell office:value-type="float" office:value="96937">
                <text:p>96937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29710712468">
                <text:p>129710712468</text:p>
              </table:table-cell>
              <table:table-cell office:value-type="float" office:value="44254374855">
                <text:p>44254374855</text:p>
              </table:table-cell>
              <table:table-cell office:value-type="float" office:value="22401326745">
                <text:p>22401326745</text:p>
              </table:table-cell>
              <table:table-cell office:value-type="float" office:value="117897307">
                <text:p>117897307</text:p>
              </table:table-cell>
              <table:table-cell office:value-type="float" office:value="1022439045">
                <text:p>1022439045</text:p>
              </table:table-cell>
              <table:table-cell office:value-type="float" office:value="249783756">
                <text:p>249783756</text:p>
              </table:table-cell>
              <table:table-cell office:value-type="float" office:value="436159">
                <text:p>436159</text:p>
              </table:table-cell>
              <table:table-cell office:value-type="float" office:value="1307509">
                <text:p>1307509</text:p>
              </table:table-cell>
              <table:table-cell office:value-type="float" office:value="308892">
                <text:p>30889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1771171046">
                <text:p>1771171046</text:p>
              </table:table-cell>
              <table:table-cell office:value-type="float" office:value="610097728">
                <text:p>610097728</text:p>
              </table:table-cell>
              <table:table-cell office:value-type="float" office:value="301846806">
                <text:p>301846806</text:p>
              </table:table-cell>
              <table:table-cell office:value-type="float" office:value="12668816">
                <text:p>12668816</text:p>
              </table:table-cell>
              <table:table-cell office:value-type="float" office:value="26067125">
                <text:p>26067125</text:p>
              </table:table-cell>
              <table:table-cell office:value-type="float" office:value="16402972">
                <text:p>16402972</text:p>
              </table:table-cell>
              <table:table-cell office:value-type="float" office:value="11313">
                <text:p>11313</text:p>
              </table:table-cell>
              <table:table-cell office:value-type="float" office:value="35068">
                <text:p>35068</text:p>
              </table:table-cell>
              <table:table-cell office:value-type="float" office:value="103024">
                <text:p>103024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0053044315">
                <text:p>10053044315</text:p>
              </table:table-cell>
              <table:table-cell office:value-type="float" office:value="3200224981">
                <text:p>3200224981</text:p>
              </table:table-cell>
              <table:table-cell office:value-type="float" office:value="2259768913">
                <text:p>2259768913</text:p>
              </table:table-cell>
              <table:table-cell office:value-type="float" office:value="84597224">
                <text:p>84597224</text:p>
              </table:table-cell>
              <table:table-cell office:value-type="float" office:value="358174116">
                <text:p>358174116</text:p>
              </table:table-cell>
              <table:table-cell office:value-type="float" office:value="109438359">
                <text:p>109438359</text:p>
              </table:table-cell>
              <table:table-cell office:value-type="float" office:value="364796">
                <text:p>364796</text:p>
              </table:table-cell>
              <table:table-cell office:value-type="float" office:value="418711">
                <text:p>418711</text:p>
              </table:table-cell>
              <table:table-cell office:value-type="float" office:value="175804">
                <text:p>175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956cm" style:legend-expansion="high" chart:style-name="ch2"/>
        <chart:plot-area chart:style-name="ch3" table:cell-range-address="Sheet1.A152:Sheet1.A162 Sheet1.C152:Sheet1.D162 Sheet1.F152:Sheet1.G162 Sheet1.I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53:Sheet1.C162" chart:label-cell-address="Sheet1.C152:Sheet1.C152" chart:class="chart:bar">
            <chart:data-point chart:repeated="10"/>
          </chart:series>
          <chart:series chart:style-name="ch8" chart:values-cell-range-address="Sheet1.D153:Sheet1.D162" chart:label-cell-address="Sheet1.D152:Sheet1.D152" chart:class="chart:bar">
            <chart:data-point chart:repeated="10"/>
          </chart:series>
          <chart:series chart:style-name="ch9" chart:values-cell-range-address="Sheet1.F153:Sheet1.F162" chart:label-cell-address="Sheet1.F152:Sheet1.F152" chart:class="chart:bar">
            <chart:data-point chart:repeated="10"/>
          </chart:series>
          <chart:series chart:style-name="ch10" chart:values-cell-range-address="Sheet1.G153:Sheet1.G162" chart:label-cell-address="Sheet1.G152:Sheet1.G152" chart:class="chart:bar">
            <chart:data-point chart:repeated="10"/>
          </chart:series>
          <chart:series chart:style-name="ch11" chart:values-cell-range-address="Sheet1.I153:Sheet1.I162" chart:label-cell-address="Sheet1.I152:Sheet1.I152" chart:class="chart:bar">
            <chart:data-point chart:repeated="10"/>
          </chart:series>
          <chart:series chart:style-name="ch12" chart:values-cell-range-address="Sheet1.J153:Sheet1.J162" chart:label-cell-address="Sheet1.J152:Sheet1.J15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3189546174">
                <text:p>3189546174</text:p>
                <draw:g>
                  <svg:desc>Sheet1.C153:Sheet1.C162</svg:desc>
                </draw:g>
              </table:table-cell>
              <table:table-cell office:value-type="float" office:value="2076906395">
                <text:p>2076906395</text:p>
                <draw:g>
                  <svg:desc>Sheet1.D153:Sheet1.D162</svg:desc>
                </draw:g>
              </table:table-cell>
              <table:table-cell office:value-type="float" office:value="245526450">
                <text:p>245526450</text:p>
                <draw:g>
                  <svg:desc>Sheet1.F153:Sheet1.F162</svg:desc>
                </draw:g>
              </table:table-cell>
              <table:table-cell office:value-type="float" office:value="100553752">
                <text:p>100553752</text:p>
                <draw:g>
                  <svg:desc>Sheet1.G153:Sheet1.G162</svg:desc>
                </draw:g>
              </table:table-cell>
              <table:table-cell office:value-type="float" office:value="26900">
                <text:p>26900</text:p>
                <draw:g>
                  <svg:desc>Sheet1.I153:Sheet1.I162</svg:desc>
                </draw:g>
              </table:table-cell>
              <table:table-cell office:value-type="float" office:value="23149">
                <text:p>23149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45969370686">
                <text:p>45969370686</text:p>
              </table:table-cell>
              <table:table-cell office:value-type="float" office:value="4496264350">
                <text:p>4496264350</text:p>
              </table:table-cell>
              <table:table-cell office:value-type="float" office:value="565349648">
                <text:p>565349648</text:p>
              </table:table-cell>
              <table:table-cell office:value-type="float" office:value="381305889">
                <text:p>381305889</text:p>
              </table:table-cell>
              <table:table-cell office:value-type="float" office:value="1940928">
                <text:p>1940928</text:p>
              </table:table-cell>
              <table:table-cell office:value-type="float" office:value="530145">
                <text:p>53014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263499405">
                <text:p>263499405</text:p>
              </table:table-cell>
              <table:table-cell office:value-type="float" office:value="38474626">
                <text:p>38474626</text:p>
              </table:table-cell>
              <table:table-cell office:value-type="float" office:value="3560723">
                <text:p>3560723</text:p>
              </table:table-cell>
              <table:table-cell office:value-type="float" office:value="4300303">
                <text:p>4300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8350688751">
                <text:p>8350688751</text:p>
              </table:table-cell>
              <table:table-cell office:value-type="float" office:value="4969460106">
                <text:p>4969460106</text:p>
              </table:table-cell>
              <table:table-cell office:value-type="float" office:value="477619784">
                <text:p>477619784</text:p>
              </table:table-cell>
              <table:table-cell office:value-type="float" office:value="488535619">
                <text:p>488535619</text:p>
              </table:table-cell>
              <table:table-cell office:value-type="float" office:value="227445">
                <text:p>227445</text:p>
              </table:table-cell>
              <table:table-cell office:value-type="float" office:value="201060">
                <text:p>201060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321339150">
                <text:p>1321339150</text:p>
              </table:table-cell>
              <table:table-cell office:value-type="float" office:value="235101881">
                <text:p>235101881</text:p>
              </table:table-cell>
              <table:table-cell office:value-type="float" office:value="20053916">
                <text:p>20053916</text:p>
              </table:table-cell>
              <table:table-cell office:value-type="float" office:value="14009429">
                <text:p>14009429</text:p>
              </table:table-cell>
              <table:table-cell office:value-type="float" office:value="6559">
                <text:p>655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6630661496">
                <text:p>6630661496</text:p>
              </table:table-cell>
              <table:table-cell office:value-type="float" office:value="2806173953">
                <text:p>2806173953</text:p>
              </table:table-cell>
              <table:table-cell office:value-type="float" office:value="397868327">
                <text:p>397868327</text:p>
              </table:table-cell>
              <table:table-cell office:value-type="float" office:value="170580492">
                <text:p>170580492</text:p>
              </table:table-cell>
              <table:table-cell office:value-type="float" office:value="22182">
                <text:p>22182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333768504">
                <text:p>1333768504</text:p>
              </table:table-cell>
              <table:table-cell office:value-type="float" office:value="703508391">
                <text:p>703508391</text:p>
              </table:table-cell>
              <table:table-cell office:value-type="float" office:value="61012004">
                <text:p>61012004</text:p>
              </table:table-cell>
              <table:table-cell office:value-type="float" office:value="23323993">
                <text:p>23323993</text:p>
              </table:table-cell>
              <table:table-cell office:value-type="float" office:value="17571">
                <text:p>17571</text:p>
              </table:table-cell>
              <table:table-cell office:value-type="float" office:value="96937">
                <text:p>96937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44254374855">
                <text:p>44254374855</text:p>
              </table:table-cell>
              <table:table-cell office:value-type="float" office:value="22401326745">
                <text:p>22401326745</text:p>
              </table:table-cell>
              <table:table-cell office:value-type="float" office:value="1022439045">
                <text:p>1022439045</text:p>
              </table:table-cell>
              <table:table-cell office:value-type="float" office:value="249783756">
                <text:p>249783756</text:p>
              </table:table-cell>
              <table:table-cell office:value-type="float" office:value="1307509">
                <text:p>1307509</text:p>
              </table:table-cell>
              <table:table-cell office:value-type="float" office:value="308892">
                <text:p>30889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610097728">
                <text:p>610097728</text:p>
              </table:table-cell>
              <table:table-cell office:value-type="float" office:value="301846806">
                <text:p>301846806</text:p>
              </table:table-cell>
              <table:table-cell office:value-type="float" office:value="26067125">
                <text:p>26067125</text:p>
              </table:table-cell>
              <table:table-cell office:value-type="float" office:value="16402972">
                <text:p>16402972</text:p>
              </table:table-cell>
              <table:table-cell office:value-type="float" office:value="35068">
                <text:p>35068</text:p>
              </table:table-cell>
              <table:table-cell office:value-type="float" office:value="103024">
                <text:p>103024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3200224981">
                <text:p>3200224981</text:p>
              </table:table-cell>
              <table:table-cell office:value-type="float" office:value="2259768913">
                <text:p>2259768913</text:p>
              </table:table-cell>
              <table:table-cell office:value-type="float" office:value="358174116">
                <text:p>358174116</text:p>
              </table:table-cell>
              <table:table-cell office:value-type="float" office:value="109438359">
                <text:p>109438359</text:p>
              </table:table-cell>
              <table:table-cell office:value-type="float" office:value="418711">
                <text:p>418711</text:p>
              </table:table-cell>
              <table:table-cell office:value-type="float" office:value="175804">
                <text:p>175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4cm" svg:y="3.703cm" style:legend-expansion="high" chart:style-name="ch2"/>
        <chart:plot-area chart:style-name="ch3" table:cell-range-address="Sheet1.A152:Sheet1.A162 Sheet1.C152:Sheet1.C162 Sheet1.F152:Sheet1.F162 Sheet1.I152:Sheet1.I162" chart:data-source-has-labels="both" svg:x="0.32cm" svg:y="0.18cm" svg:width="13.78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183cm" svg:width="11.497cm" svg:height="7.5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53:Sheet1.C162" chart:label-cell-address="Sheet1.C152:Sheet1.C152" chart:class="chart:bar">
            <chart:data-point chart:repeated="10"/>
          </chart:series>
          <chart:series chart:style-name="ch8" chart:values-cell-range-address="Sheet1.F153:Sheet1.F162" chart:label-cell-address="Sheet1.F152:Sheet1.F152" chart:class="chart:bar">
            <chart:data-point chart:repeated="10"/>
          </chart:series>
          <chart:series chart:style-name="ch9" chart:values-cell-range-address="Sheet1.I153:Sheet1.I162" chart:label-cell-address="Sheet1.I152:Sheet1.I15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3189546174">
                <text:p>3189546174</text:p>
                <draw:g>
                  <svg:desc>Sheet1.C153:Sheet1.C162</svg:desc>
                </draw:g>
              </table:table-cell>
              <table:table-cell office:value-type="float" office:value="245526450">
                <text:p>245526450</text:p>
                <draw:g>
                  <svg:desc>Sheet1.F153:Sheet1.F162</svg:desc>
                </draw:g>
              </table:table-cell>
              <table:table-cell office:value-type="float" office:value="26900">
                <text:p>26900</text:p>
                <draw:g>
                  <svg:desc>Sheet1.I153:Sheet1.I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45969370686">
                <text:p>45969370686</text:p>
              </table:table-cell>
              <table:table-cell office:value-type="float" office:value="565349648">
                <text:p>565349648</text:p>
              </table:table-cell>
              <table:table-cell office:value-type="float" office:value="1940928">
                <text:p>1940928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263499405">
                <text:p>263499405</text:p>
              </table:table-cell>
              <table:table-cell office:value-type="float" office:value="3560723">
                <text:p>3560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8350688751">
                <text:p>8350688751</text:p>
              </table:table-cell>
              <table:table-cell office:value-type="float" office:value="477619784">
                <text:p>477619784</text:p>
              </table:table-cell>
              <table:table-cell office:value-type="float" office:value="227445">
                <text:p>227445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321339150">
                <text:p>1321339150</text:p>
              </table:table-cell>
              <table:table-cell office:value-type="float" office:value="20053916">
                <text:p>20053916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6630661496">
                <text:p>6630661496</text:p>
              </table:table-cell>
              <table:table-cell office:value-type="float" office:value="397868327">
                <text:p>397868327</text:p>
              </table:table-cell>
              <table:table-cell office:value-type="float" office:value="22182">
                <text:p>22182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333768504">
                <text:p>1333768504</text:p>
              </table:table-cell>
              <table:table-cell office:value-type="float" office:value="61012004">
                <text:p>61012004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44254374855">
                <text:p>44254374855</text:p>
              </table:table-cell>
              <table:table-cell office:value-type="float" office:value="1022439045">
                <text:p>1022439045</text:p>
              </table:table-cell>
              <table:table-cell office:value-type="float" office:value="1307509">
                <text:p>1307509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610097728">
                <text:p>610097728</text:p>
              </table:table-cell>
              <table:table-cell office:value-type="float" office:value="26067125">
                <text:p>26067125</text:p>
              </table:table-cell>
              <table:table-cell office:value-type="float" office:value="35068">
                <text:p>35068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3200224981">
                <text:p>3200224981</text:p>
              </table:table-cell>
              <table:table-cell office:value-type="float" office:value="358174116">
                <text:p>358174116</text:p>
              </table:table-cell>
              <table:table-cell office:value-type="float" office:value="418711">
                <text:p>4187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Sheet1.A152:Sheet1.A162 Sheet1.D152:Sheet1.D162 Sheet1.G152:Sheet1.G162 Sheet1.J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153:Sheet1.D162" chart:label-cell-address="Sheet1.D152:Sheet1.D152" chart:class="chart:bar">
            <chart:data-point chart:repeated="10"/>
          </chart:series>
          <chart:series chart:style-name="ch8" chart:values-cell-range-address="Sheet1.G153:Sheet1.G162" chart:label-cell-address="Sheet1.G152:Sheet1.G152" chart:class="chart:bar">
            <chart:data-point chart:repeated="10"/>
          </chart:series>
          <chart:series chart:style-name="ch9" chart:values-cell-range-address="Sheet1.J153:Sheet1.J162" chart:label-cell-address="Sheet1.J152:Sheet1.J15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2076906395">
                <text:p>2076906395</text:p>
                <draw:g>
                  <svg:desc>Sheet1.D153:Sheet1.D162</svg:desc>
                </draw:g>
              </table:table-cell>
              <table:table-cell office:value-type="float" office:value="100553752">
                <text:p>100553752</text:p>
                <draw:g>
                  <svg:desc>Sheet1.G153:Sheet1.G162</svg:desc>
                </draw:g>
              </table:table-cell>
              <table:table-cell office:value-type="float" office:value="23149">
                <text:p>23149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4496264350">
                <text:p>4496264350</text:p>
              </table:table-cell>
              <table:table-cell office:value-type="float" office:value="381305889">
                <text:p>381305889</text:p>
              </table:table-cell>
              <table:table-cell office:value-type="float" office:value="530145">
                <text:p>53014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38474626">
                <text:p>38474626</text:p>
              </table:table-cell>
              <table:table-cell office:value-type="float" office:value="4300303">
                <text:p>430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4969460106">
                <text:p>4969460106</text:p>
              </table:table-cell>
              <table:table-cell office:value-type="float" office:value="488535619">
                <text:p>488535619</text:p>
              </table:table-cell>
              <table:table-cell office:value-type="float" office:value="201060">
                <text:p>201060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235101881">
                <text:p>235101881</text:p>
              </table:table-cell>
              <table:table-cell office:value-type="float" office:value="14009429">
                <text:p>1400942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2806173953">
                <text:p>2806173953</text:p>
              </table:table-cell>
              <table:table-cell office:value-type="float" office:value="170580492">
                <text:p>170580492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703508391">
                <text:p>703508391</text:p>
              </table:table-cell>
              <table:table-cell office:value-type="float" office:value="23323993">
                <text:p>23323993</text:p>
              </table:table-cell>
              <table:table-cell office:value-type="float" office:value="96937">
                <text:p>96937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22401326745">
                <text:p>22401326745</text:p>
              </table:table-cell>
              <table:table-cell office:value-type="float" office:value="249783756">
                <text:p>249783756</text:p>
              </table:table-cell>
              <table:table-cell office:value-type="float" office:value="308892">
                <text:p>30889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301846806">
                <text:p>301846806</text:p>
              </table:table-cell>
              <table:table-cell office:value-type="float" office:value="16402972">
                <text:p>16402972</text:p>
              </table:table-cell>
              <table:table-cell office:value-type="float" office:value="103024">
                <text:p>103024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2259768913">
                <text:p>2259768913</text:p>
              </table:table-cell>
              <table:table-cell office:value-type="float" office:value="109438359">
                <text:p>109438359</text:p>
              </table:table-cell>
              <table:table-cell office:value-type="float" office:value="175804">
                <text:p>175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